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66" draw:textarea-horizontal-align="justify" draw:textarea-vertical-align="middle" draw:auto-grow-height="false" fo:min-height="0.74cm" fo:min-width="0.844cm"/>
    </style:style>
    <style:style style:name="gr2" style:family="graphic" style:parent-style-name="standard">
      <style:graphic-properties draw:fill-color="#99ff66" draw:textarea-horizontal-align="justify" draw:textarea-vertical-align="middle" draw:auto-grow-height="false" fo:min-height="0.74cm" fo:min-width="0.844cm"/>
    </style:style>
    <style:style style:name="gr3" style:family="graphic" style:parent-style-name="standard">
      <style:graphic-properties draw:fill-color="#6666ff" draw:textarea-horizontal-align="justify" draw:textarea-vertical-align="middle" draw:auto-grow-height="false" fo:min-height="0.74cm" fo:min-width="0.84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.74cm" fo:min-width="0.844cm"/>
    </style:style>
    <style:style style:name="gr6" style:family="graphic" style:parent-style-name="standard">
      <style:graphic-properties svg:stroke-color="#ff3333" draw:fill-color="#ff3333" draw:textarea-horizontal-align="justify" draw:textarea-vertical-align="middle" draw:auto-grow-height="false" fo:min-height="0.74cm" fo:min-width="0.844cm"/>
    </style:style>
    <style:style style:name="gr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9" style:family="graphic" style:parent-style-name="Výchozí_5f_1">
      <style:graphic-properties draw:fill-color="#99ff66" draw:textarea-horizontal-align="justify" draw:textarea-vertical-align="middle" draw:auto-grow-height="false" fo:min-height="0.246cm" fo:min-width="0.208cm"/>
    </style:style>
    <style:style style:name="gr10" style:family="graphic" style:parent-style-name="Výchozí_5f_1">
      <style:graphic-properties draw:fill-color="#ff3333" draw:textarea-horizontal-align="justify" draw:textarea-vertical-align="middle" draw:auto-grow-height="false" fo:min-height="0.246cm" fo:min-width="0.208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fill-color="#99ff66" draw:textarea-horizontal-align="justify" draw:textarea-vertical-align="middle" draw:auto-grow-height="false" fo:min-height="0.528cm" fo:min-width="0.986cm"/>
    </style:style>
    <style:style style:name="gr14" style:family="graphic" style:parent-style-name="standard">
      <style:graphic-properties draw:fill-color="#ff3333" draw:textarea-horizontal-align="justify" draw:textarea-vertical-align="middle" draw:auto-grow-height="false" fo:min-height="0.528cm" fo:min-width="0.986cm"/>
    </style:style>
    <style:style style:name="gr15" style:family="graphic" style:parent-style-name="standard">
      <style:graphic-properties draw:textarea-horizontal-align="justify" draw:textarea-vertical-align="middle" draw:auto-grow-height="false" fo:min-height="2.792cm" fo:min-width="4.238cm"/>
    </style:style>
    <style:style style:name="gr16" style:family="graphic" style:parent-style-name="standard">
      <style:graphic-properties draw:textarea-horizontal-align="justify" draw:textarea-vertical-align="middle" draw:auto-grow-height="false" fo:min-height="1.45cm" fo:min-width="1.692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9" style:family="graphic" style:parent-style-name="objectwithoutfill">
      <style:graphic-properties svg:stroke-color="#ff00cc" draw:marker-end="Arrow" draw:marker-end-width="0.3cm" draw:fill="none" draw:textarea-vertical-align="middle"/>
    </style:style>
    <style:style style:name="gr20" style:family="graphic" style:parent-style-name="objectwithoutfill">
      <style:graphic-properties svg:stroke-color="#ff00cc" draw:marker-end="Arrow" draw:marker-end-width="0.3cm" draw:fill="none" draw:textarea-vertical-align="middle"/>
    </style:style>
    <style:style style:name="gr21" style:family="graphic" style:parent-style-name="Výchozí_5f_1">
      <style:graphic-properties draw:fill-color="#ff3333" draw:textarea-horizontal-align="justify" draw:textarea-vertical-align="middle" draw:auto-grow-height="false" fo:min-height="0.246cm" fo:min-width="0.208cm"/>
    </style:style>
    <style:style style:name="gr2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3" style:family="graphic" style:parent-style-name="objectwithoutfill">
      <style:graphic-properties draw:stroke="dash" draw:stroke-dash="Fine_20_Dashed" svg:stroke-color="#ff3333" draw:marker-end="Arrow" draw:marker-end-width="0.3cm" draw:fill="none" draw:textarea-vertical-align="middle"/>
    </style:style>
    <style:style style:name="gr24" style:family="graphic" style:parent-style-name="objectwithoutfill">
      <style:graphic-properties draw:stroke="solid" draw:stroke-dash="Fine_20_Dashed" svg:stroke-color="#ff3333" draw:marker-end="Arrow" draw:marker-end-width="0.3cm" draw:fill="none" draw:textarea-vertical-align="middle"/>
    </style:style>
    <style:style style:name="gr25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 fo:min-height="1.45cm" fo:min-width="0.6cm"/>
    </style:style>
    <style:style style:name="gr27" style:family="graphic" style:parent-style-name="Výchozí_5f_1">
      <style:graphic-properties draw:fill-color="#ff3333" draw:textarea-horizontal-align="justify" draw:textarea-vertical-align="middle" draw:auto-grow-height="false" fo:min-height="0.459cm" fo:min-width="0.489cm"/>
    </style:style>
    <style:style style:name="gr28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2cm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8cm"/>
    </style:style>
    <style:style style:name="gr30" style:family="graphic" style:parent-style-name="standard">
      <style:graphic-properties draw:fill-color="#99ff66" draw:textarea-horizontal-align="justify" draw:textarea-vertical-align="middle" draw:auto-grow-height="false" fo:min-height="0.65cm" fo:min-width="4.8cm"/>
    </style:style>
    <style:style style:name="gr31" style:family="graphic" style:parent-style-name="standard">
      <style:graphic-properties draw:textarea-horizontal-align="justify" draw:textarea-vertical-align="middle" draw:auto-grow-height="false" fo:min-height="0.65cm" fo:min-width="1.8cm"/>
    </style:style>
    <style:style style:name="gr32" style:family="graphic" style:parent-style-name="standard">
      <style:graphic-properties draw:fill-color="#ff3333" draw:textarea-horizontal-align="justify" draw:textarea-vertical-align="middle" draw:auto-grow-height="false" fo:min-height="0.55cm" fo:min-width="0.3cm"/>
    </style:style>
    <style:style style:name="gr33" style:family="graphic" style:parent-style-name="standard">
      <style:graphic-properties draw:fill-color="#ffff99" draw:textarea-horizontal-align="justify" draw:textarea-vertical-align="middle" draw:auto-grow-height="false" fo:min-height="0.55cm" fo:min-width="0.3cm"/>
    </style:style>
    <style:style style:name="gr34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0.3cm"/>
    </style:style>
    <style:style style:name="P1" style:family="paragraph">
      <style:paragraph-properties fo:text-align="center"/>
    </style:style>
    <style:style style:name="P2" style:family="paragraph">
      <loext:graphic-properties draw:fill-color="#ffff66"/>
      <style:paragraph-properties fo:text-align="center"/>
      <style:text-properties fo:font-size="10pt" fo:font-weight="bold" style:font-size-asian="18pt" style:font-size-complex="18pt"/>
    </style:style>
    <style:style style:name="P3" style:family="paragraph">
      <loext:graphic-properties draw:fill-color="#99ff66"/>
      <style:paragraph-properties fo:text-align="center"/>
      <style:text-properties fo:font-size="10pt" fo:font-weight="bold" style:font-size-asian="18pt" style:font-size-complex="18pt"/>
    </style:style>
    <style:style style:name="P4" style:family="paragraph">
      <loext:graphic-properties draw:fill-color="#6666ff"/>
      <style:paragraph-properties fo:text-align="center"/>
      <style:text-properties fo:color="#ffffff" fo:font-size="10pt" fo:font-weight="bold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3333"/>
      <style:paragraph-properties fo:text-align="center"/>
      <style:text-properties fo:color="#ffffff" fo:font-size="10pt" fo:font-weight="bold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fo:font-size="10pt" fo:font-weight="bold" style:font-size-asian="18pt" style:font-size-complex="18pt"/>
    </style:style>
    <style:style style:name="P8" style:family="paragraph">
      <loext:graphic-properties draw:fill-color="#ff3333"/>
      <style:paragraph-properties fo:text-align="center"/>
      <style:text-properties fo:color="#ffffff" style:text-position="0% 100%" fo:font-size="10pt" fo:font-weight="bold" fo:background-color="transparent" style:font-size-asian="18pt" style:font-size-complex="18pt"/>
    </style:style>
    <style:style style:name="P9" style:family="paragraph">
      <loext:graphic-properties draw:fill="none"/>
      <style:paragraph-properties fo:text-align="center"/>
      <style:text-properties fo:font-size="10pt" fo:font-style="normal" fo:font-weight="bold"/>
    </style:style>
    <style:style style:name="P10" style:family="paragraph">
      <loext:graphic-properties draw:fill="none"/>
      <style:paragraph-properties fo:text-align="center"/>
      <style:text-properties fo:font-size="10pt" fo:font-weight="bold"/>
    </style:style>
    <style:style style:name="P11" style:family="paragraph">
      <loext:graphic-properties draw:fill-color="#ffffff"/>
      <style:paragraph-properties fo:text-align="center"/>
      <style:text-properties fo:font-size="10pt" fo:font-weight="bold" style:font-size-asian="18pt" style:font-size-complex="18pt"/>
    </style:style>
    <style:style style:name="P12" style:family="paragraph">
      <style:paragraph-properties fo:text-align="center"/>
      <style:text-properties fo:font-size="10pt" fo:font-weight="bold" style:font-size-asian="18pt" style:font-size-complex="18pt"/>
    </style:style>
    <style:style style:name="P13" style:family="paragraph">
      <style:paragraph-properties fo:text-align="center"/>
      <style:text-properties fo:color="#ffffff" style:text-line-through-style="none" style:text-line-through-type="none"/>
    </style:style>
    <style:style style:name="P14" style:family="paragraph">
      <loext:graphic-properties draw:fill-color="#ff3333"/>
      <style:paragraph-properties fo:text-align="center"/>
      <style:text-properties fo:color="#ffffff" style:text-line-through-style="none" style:text-line-through-type="none" fo:font-size="10pt" fo:font-weight="bold" style:font-size-asian="18pt" style:font-size-complex="18pt"/>
    </style:style>
    <style:style style:name="P15" style:family="paragraph">
      <style:paragraph-properties fo:text-align="center"/>
      <style:text-properties fo:color="#000000" style:text-line-through-style="none" style:text-line-through-type="none"/>
    </style:style>
    <style:style style:name="P16" style:family="paragraph">
      <loext:graphic-properties draw:fill-color="#ffff99"/>
      <style:paragraph-properties fo:text-align="center"/>
      <style:text-properties fo:color="#000000" style:text-line-through-style="none" style:text-line-through-type="none" fo:font-size="10pt" fo:font-weight="bold" style:font-size-asian="18pt" style:font-size-complex="18pt"/>
    </style:style>
    <style:style style:name="P17" style:family="paragraph">
      <loext:graphic-properties draw:fill-color="#ffffff"/>
      <style:paragraph-properties fo:text-align="center"/>
      <style:text-properties fo:color="#000000" style:text-line-through-style="none" style:text-line-through-type="none" fo:font-size="10pt" fo:font-weight="bold" style:font-size-asian="18pt" style:font-size-complex="18pt"/>
    </style:style>
    <style:style style:name="T1" style:family="text">
      <style:text-properties fo:font-size="10pt" fo:font-weight="bold" style:font-size-asian="18pt" style:font-size-complex="18pt"/>
    </style:style>
    <style:style style:name="T2" style:family="text">
      <style:text-properties fo:color="#ffffff" fo:font-size="10pt" fo:font-weight="bold" style:font-size-asian="18pt" style:font-size-complex="18pt"/>
    </style:style>
    <style:style style:name="T3" style:family="text">
      <style:text-properties fo:color="#ffffff" fo:font-size="10pt" fo:font-weight="bold" fo:background-color="transparent" style:font-size-asian="18pt" style:font-size-complex="18pt"/>
    </style:style>
    <style:style style:name="T4" style:family="text">
      <style:text-properties style:text-position="sub 58%"/>
    </style:style>
    <style:style style:name="T5" style:family="text">
      <style:text-properties style:text-position="sub 58%" fo:font-size="10pt" fo:font-weight="bold" style:font-size-asian="18pt" style:font-size-complex="18pt"/>
    </style:style>
    <style:style style:name="T6" style:family="text">
      <style:text-properties fo:color="#ffffff" style:text-position="sub 58%" fo:font-size="10pt" fo:font-weight="bold" fo:background-color="transparent" style:font-size-asian="18pt" style:font-size-complex="18pt"/>
    </style:style>
    <style:style style:name="T7" style:family="text">
      <style:text-properties fo:font-size="10pt" fo:font-style="normal" fo:font-weight="bold" style:font-size-asian="18pt" style:font-size-complex="18pt"/>
    </style:style>
    <style:style style:name="T8" style:family="text">
      <style:text-properties style:text-position="sub 58%" fo:font-size="10pt" fo:font-style="normal" fo:font-weight="bold" style:font-size-asian="18pt" style:font-size-complex="18pt"/>
    </style:style>
    <style:style style:name="T9" style:family="text">
      <style:text-properties fo:font-size="10pt" fo:font-style="normal" fo:font-weight="bold"/>
    </style:style>
    <style:style style:name="T10" style:family="text">
      <style:text-properties fo:font-size="10pt" fo:font-weight="bold"/>
    </style:style>
    <style:style style:name="T11" style:family="text">
      <style:text-properties fo:font-size="18pt" fo:font-weight="bold" style:font-size-asian="18pt" style:font-size-complex="18pt"/>
    </style:style>
    <style:style style:name="T12" style:family="text">
      <style:text-properties style:text-position="super 58%" fo:font-size="10pt" fo:font-weight="bold" style:font-size-asian="18pt" style:font-size-complex="18pt"/>
    </style:style>
    <style:style style:name="T13" style:family="text">
      <style:text-properties fo:color="#ffffff" style:text-line-through-style="none" style:text-line-through-type="none" fo:font-size="10pt" fo:font-weight="bold" style:font-size-asian="18pt" style:font-size-complex="18pt"/>
    </style:style>
    <style:style style:name="T14" style:family="text">
      <style:text-properties fo:color="#000000" style:text-line-through-style="none" style:text-line-through-type="none" fo:font-size="10pt" fo:font-weight="bold" style:font-size-asian="18pt" style:font-size-complex="18pt"/>
    </style:style>
    <style:style style:name="T15" style:family="text">
      <style:text-properties fo:color="#000000" style:text-line-through-style="none" style:text-line-through-type="none" style:text-position="sub 58%" fo:font-size="1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xml:id="id1" draw:id="id1" draw:layer="layout" svg:width="1.9cm" svg:height="1.4cm" svg:x="1.6cm" svg:y="1.7cm">
          <text:p text:style-name="P1"><text:span text:style-name="T1">B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9cm" svg:height="1.4cm" svg:x="1.601cm" svg:y="6.101cm">
          <text:p text:style-name="P1"><text:span text:style-name="T1">TCT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9cm" svg:height="1.4cm" svg:x="1.601cm" svg:y="3.901cm">
          <text:p text:style-name="P1"><text:span text:style-name="T1">ATC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1.9cm" svg:height="1.4cm" svg:x="1.602cm" svg:y="8.302cm">
          <text:p text:style-name="P1"><text:span text:style-name="T1">CT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.9cm" svg:height="1.4cm" svg:x="1.603cm" svg:y="10.503cm">
          <text:p text:style-name="P1"><text:span text:style-name="T1">TG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9cm" svg:height="1.4cm" svg:x="1.603cm" svg:y="12.703cm">
          <text:p text:style-name="P1"><text:span text:style-name="T1">G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.9cm" svg:height="1.4cm" svg:x="4.901cm" svg:y="1.701cm">
          <text:p text:style-name="P1"><text:span text:style-name="T1">TA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0" draw:id="id10" draw:layer="layout" svg:width="1.9cm" svg:height="1.4cm" svg:x="4.902cm" svg:y="6.102cm">
          <text:p text:style-name="P1"><text:span text:style-name="T1">TATAT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1" draw:id="id11" draw:layer="layout" svg:width="1.9cm" svg:height="1.4cm" svg:x="4.902cm" svg:y="3.902cm">
          <text:p text:style-name="P1"><text:span text:style-name="T1">A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9cm" svg:height="1.4cm" svg:x="4.903cm" svg:y="8.303cm">
          <text:p text:style-name="P1"><text:span text:style-name="T1">ATA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9" draw:id="id9" draw:layer="layout" svg:width="1.9cm" svg:height="1.4cm" svg:x="4.904cm" svg:y="10.504cm">
          <text:p text:style-name="P1"><text:span text:style-name="T2">TATG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1" draw:start-glue-point="8" draw:end-shape="id2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2" draw:start-glue-point="8" draw:end-shape="id3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3" draw:start-glue-point="8" draw:end-shape="id4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4" draw:start-glue-point="8" draw:end-shape="id5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5" draw:start-glue-point="8" draw:end-shape="id6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6" draw:start-glue-point="10" draw:end-shape="id7" draw:end-glue-point="6" svg:d="M3503 13403c1050 0 351-11002 1398-11002" svg:viewBox="0 0 1399 11003">
          <text:p/>
        </draw:connector>
        <draw:connector draw:style-name="gr4" draw:text-style-name="P5" draw:layer="layout" draw:type="curve" svg:x1="5.853cm" svg:y1="9.703cm" svg:x2="5.854cm" svg:y2="10.504cm" draw:start-shape="id8" draw:start-glue-point="8" draw:end-shape="id9" draw:end-glue-point="4" svg:d="M5853 9703c0 601 1 201 1 801" svg:viewBox="0 0 2 802">
          <text:p/>
        </draw:connector>
        <draw:connector draw:style-name="gr4" draw:text-style-name="P5" draw:layer="layout" draw:type="curve" svg:x1="5.852cm" svg:y1="7.502cm" svg:x2="5.853cm" svg:y2="8.303cm" draw:start-shape="id10" draw:start-glue-point="8" draw:end-shape="id8" draw:end-glue-point="4" svg:d="M5852 7502c0 601 1 201 1 801" svg:viewBox="0 0 2 802">
          <text:p/>
        </draw:connector>
        <draw:connector draw:style-name="gr4" draw:text-style-name="P5" draw:layer="layout" draw:type="curve" svg:x1="5.851cm" svg:y1="3.101cm" svg:x2="5.852cm" svg:y2="3.902cm" draw:start-shape="id7" draw:start-glue-point="8" draw:end-shape="id11" draw:end-glue-point="4" svg:d="M5851 3101c0 601 1 201 1 801" svg:viewBox="0 0 2 802">
          <text:p/>
        </draw:connector>
        <draw:connector draw:style-name="gr4" draw:text-style-name="P5" draw:layer="layout" draw:type="curve" svg:x1="5.852cm" svg:y1="5.302cm" svg:x2="5.852cm" svg:y2="6.102cm" draw:start-shape="id11" draw:start-glue-point="8" draw:end-shape="id10" draw:end-glue-point="4" svg:d="M5852 5302v800" svg:viewBox="0 0 1 801">
          <text:p/>
        </draw:connector>
      </draw:page>
      <draw:page draw:name="page2" draw:style-name="dp1" draw:master-page-name="Výchozí">
        <draw:custom-shape draw:style-name="gr1" draw:text-style-name="P2" xml:id="id12" draw:id="id12" draw:layer="layout" svg:width="1.9cm" svg:height="1.4cm" svg:x="1.6cm" svg:y="1.7cm">
          <text:p text:style-name="P1"><text:span text:style-name="T1">BTA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4" draw:id="id14" draw:layer="layout" svg:width="1.9cm" svg:height="1.4cm" svg:x="1.601cm" svg:y="6.101cm">
          <text:p text:style-name="P1"><text:span text:style-name="T1">TCTG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3" draw:id="id13" draw:layer="layout" svg:width="1.9cm" svg:height="1.4cm" svg:x="1.601cm" svg:y="3.901cm">
          <text:p text:style-name="P1"><text:span text:style-name="T1">ATCT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5" draw:id="id15" draw:layer="layout" svg:width="1.9cm" svg:height="1.4cm" svg:x="1.602cm" svg:y="8.302cm">
          <text:p text:style-name="P1"><text:span text:style-name="T1">CTG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6" draw:id="id16" draw:layer="layout" svg:width="1.9cm" svg:height="1.4cm" svg:x="1.603cm" svg:y="10.503cm">
          <text:p text:style-name="P1"><text:span text:style-name="T1">TGT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7" draw:id="id17" draw:layer="layout" svg:width="1.9cm" svg:height="1.4cm" svg:x="1.603cm" svg:y="12.703cm">
          <text:p text:style-name="P1"><text:span text:style-name="T1">GT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8" draw:id="id18" draw:layer="layout" svg:width="1.9cm" svg:height="1.4cm" svg:x="4.901cm" svg:y="1.701cm">
          <text:p text:style-name="P1"><text:span text:style-name="T1">TAT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1" draw:id="id21" draw:layer="layout" svg:width="1.9cm" svg:height="1.4cm" svg:x="4.902cm" svg:y="3.902cm">
          <text:p text:style-name="P1"><text:span text:style-name="T1">AT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9" draw:id="id19" draw:layer="layout" svg:width="1.9cm" svg:height="1.4cm" svg:x="4.903cm" svg:y="8.303cm">
          <text:p text:style-name="P1"><text:span text:style-name="T1">ATAT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0" draw:id="id20" draw:layer="layout" svg:width="1.9cm" svg:height="1.4cm" svg:x="4.904cm" svg:y="10.504cm">
          <text:p text:style-name="P1"><text:span text:style-name="T2">TAT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12" draw:start-glue-point="8" draw:end-shape="id13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13" draw:start-glue-point="8" draw:end-shape="id14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14" draw:start-glue-point="8" draw:end-shape="id15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15" draw:start-glue-point="8" draw:end-shape="id16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16" draw:start-glue-point="8" draw:end-shape="id17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17" draw:start-glue-point="10" draw:end-shape="id18" draw:end-glue-point="6" svg:d="M3503 13403c1050 0 351-11002 1398-11002" svg:viewBox="0 0 1399 11003">
          <text:p/>
        </draw:connector>
        <draw:connector draw:style-name="gr4" draw:text-style-name="P5" draw:layer="layout" draw:type="curve" svg:x1="5.853cm" svg:y1="9.703cm" svg:x2="5.854cm" svg:y2="10.504cm" draw:start-shape="id19" draw:start-glue-point="8" draw:end-shape="id20" draw:end-glue-point="4" svg:d="M5853 9703c0 601 1 201 1 801" svg:viewBox="0 0 2 802">
          <text:p/>
        </draw:connector>
        <draw:connector draw:style-name="gr4" draw:text-style-name="P5" draw:layer="layout" draw:type="curve" svg:x1="5.851cm" svg:y1="3.101cm" svg:x2="5.852cm" svg:y2="3.902cm" draw:start-shape="id18" draw:start-glue-point="8" draw:end-shape="id21" draw:end-glue-point="4" svg:d="M5851 3101c0 601 1 201 1 801" svg:viewBox="0 0 2 802">
          <text:p/>
        </draw:connector>
        <draw:connector draw:style-name="gr4" draw:text-style-name="P5" draw:layer="layout" draw:type="curve" svg:x1="5.18cm" svg:y1="4.107cm" svg:x2="5.179cm" svg:y2="2.896cm" draw:start-shape="id21" draw:start-glue-point="5" draw:end-shape="id18" draw:end-glue-point="7" svg:d="M5180 4107c0-907-1-302-1-1211" svg:viewBox="0 0 2 1212">
          <text:p/>
        </draw:connector>
        <draw:connector draw:style-name="gr4" draw:text-style-name="P5" draw:layer="layout" draw:type="curve" svg:x1="6.801cm" svg:y1="2.401cm" svg:x2="6.803cm" svg:y2="9.003cm" draw:start-shape="id18" draw:start-glue-point="10" draw:end-shape="id19" draw:end-glue-point="10" svg:d="M6801 2401c756 0 755 6602 2 6602" svg:viewBox="0 0 568 6603">
          <text:p/>
        </draw:connector>
      </draw:page>
      <draw:page draw:name="page3" draw:style-name="dp1" draw:master-page-name="Výchozí">
        <draw:custom-shape draw:style-name="gr1" draw:text-style-name="P2" xml:id="id22" draw:id="id22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4" draw:id="id24" draw:layer="layout" svg:width="1.9cm" svg:height="1.4cm" svg:x="1.601cm" svg:y="6.101cm">
          <text:p text:style-name="P1"><text:span text:style-name="T1">CCG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3" draw:id="id23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5" draw:id="id25" draw:layer="layout" svg:width="1.9cm" svg:height="1.4cm" svg:x="1.602cm" svg:y="8.302cm">
          <text:p text:style-name="P1"><text:span text:style-name="T1">CGT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6" draw:id="id26" draw:layer="layout" svg:width="1.9cm" svg:height="1.4cm" svg:x="1.603cm" svg:y="10.503cm">
          <text:p text:style-name="P1"><text:span text:style-name="T1">GTG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7" draw:id="id27" draw:layer="layout" svg:width="1.9cm" svg:height="1.4cm" svg:x="1.603cm" svg:y="12.703cm">
          <text:p text:style-name="P1"><text:span text:style-name="T1">TG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8" draw:id="id28" draw:layer="layout" svg:width="1.9cm" svg:height="1.4cm" svg:x="4.901cm" svg:y="1.701cm">
          <text:p text:style-name="P1"><text:span text:style-name="T1">G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9" draw:id="id29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5" draw:id="id35" draw:layer="layout" svg:width="1.9cm" svg:height="1.4cm" svg:x="4.904cm" svg:y="10.504cm">
          <text:p text:style-name="P1"><text:span text:style-name="T2">TAAT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22" draw:start-glue-point="8" draw:end-shape="id23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23" draw:start-glue-point="8" draw:end-shape="id24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24" draw:start-glue-point="8" draw:end-shape="id25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25" draw:start-glue-point="8" draw:end-shape="id26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26" draw:start-glue-point="8" draw:end-shape="id27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27" draw:start-glue-point="10" draw:end-shape="id28" draw:end-glue-point="6" svg:d="M3503 13403c1050 0 351-11002 1398-11002" svg:viewBox="0 0 1399 11003">
          <text:p/>
        </draw:connector>
        <draw:connector draw:style-name="gr4" draw:text-style-name="P5" draw:layer="layout" draw:type="curve" svg:x1="5.851cm" svg:y1="3.101cm" svg:x2="5.852cm" svg:y2="6.002cm" draw:start-shape="id28" draw:start-glue-point="8" draw:end-shape="id29" draw:end-glue-point="4" svg:d="M5851 3101c0 2176 1 726 1 2901" svg:viewBox="0 0 2 2902">
          <text:p/>
        </draw:connector>
        <draw:custom-shape draw:style-name="gr5" draw:text-style-name="P6" xml:id="id30" draw:id="id30" draw:layer="layout" svg:width="1.9cm" svg:height="1.4cm" svg:x="7.403cm" svg:y="7.303cm">
          <text:p text:style-name="P1"><text:span text:style-name="T2">CC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1" draw:id="id31" draw:layer="layout" svg:width="1.9cm" svg:height="1.4cm" svg:x="7.404cm" svg:y="10.504cm">
          <text:p text:style-name="P1"><text:span text:style-name="T2">CG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2" draw:id="id32" draw:layer="layout" svg:width="1.9cm" svg:height="1.4cm" svg:x="10.104cm" svg:y="7.404cm">
          <text:p text:style-name="P1"><text:span text:style-name="T2">GTA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3" draw:id="id33" draw:layer="layout" svg:width="1.9cm" svg:height="1.4cm" svg:x="10.102cm" svg:y="4.002cm">
          <text:p text:style-name="P1"><text:span text:style-name="T2">TA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4" draw:id="id34" draw:layer="layout" svg:width="1.9cm" svg:height="1.4cm" svg:x="7.203cm" svg:y="3.903cm">
          <text:p text:style-name="P1"><text:span text:style-name="T2">A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3.223cm" svg:y1="5.096cm" svg:x2="7.403cm" svg:y2="8.003cm" draw:start-shape="id23" draw:start-glue-point="9" draw:end-shape="id30" draw:end-glue-point="6" svg:d="M3223 5096c0 1938 1393 2907 4180 2907" svg:viewBox="0 0 4181 2908">
          <text:p/>
        </draw:connector>
        <draw:connector draw:style-name="gr7" draw:text-style-name="P5" draw:layer="layout" draw:type="curve" svg:x1="8.353cm" svg:y1="8.703cm" svg:x2="8.354cm" svg:y2="10.504cm" draw:start-shape="id30" draw:start-glue-point="8" draw:end-shape="id31" draw:end-glue-point="4" svg:d="M8353 8703c0 1351 1 451 1 1801" svg:viewBox="0 0 2 1802">
          <text:p/>
        </draw:connector>
        <draw:connector draw:style-name="gr7" draw:text-style-name="P5" draw:layer="layout" draw:type="curve" svg:x1="9.304cm" svg:y1="11.204cm" svg:x2="11.054cm" svg:y2="8.804cm" draw:start-shape="id31" draw:start-glue-point="10" draw:end-shape="id32" draw:end-glue-point="8" svg:d="M9304 11204c1167 0 1750-800 1750-2400" svg:viewBox="0 0 1751 2401">
          <text:p/>
        </draw:connector>
        <draw:connector draw:style-name="gr7" draw:text-style-name="P5" draw:layer="layout" draw:type="curve" svg:x1="11.054cm" svg:y1="7.404cm" svg:x2="11.052cm" svg:y2="5.402cm" draw:start-shape="id32" draw:end-shape="id33" draw:end-glue-point="8" svg:d="M11054 7404c0-1500-2-499-2-2002" svg:viewBox="0 0 3 2003">
          <text:p/>
        </draw:connector>
        <draw:connector draw:style-name="gr7" draw:text-style-name="P5" draw:layer="layout" draw:type="curve" svg:x1="11.052cm" svg:y1="4.002cm" svg:x2="8.153cm" svg:y2="3.903cm" draw:start-shape="id33" draw:start-glue-point="4" draw:end-shape="id34" draw:end-glue-point="4" svg:d="M11052 4002c0-900-2899-850-2899-99" svg:viewBox="0 0 2900 670">
          <text:p/>
        </draw:connector>
        <draw:connector draw:style-name="gr7" draw:text-style-name="P5" draw:layer="layout" draw:type="curve" svg:x1="8.153cm" svg:y1="5.303cm" svg:x2="6.802cm" svg:y2="6.702cm" draw:start-shape="id34" draw:start-glue-point="8" draw:end-shape="id29" draw:end-glue-point="10" svg:d="M8153 5303c0 933-450 1399-1351 1399" svg:viewBox="0 0 1352 1400">
          <text:p/>
        </draw:connector>
        <draw:connector draw:style-name="gr4" draw:text-style-name="P5" draw:layer="layout" draw:type="curve" svg:x1="5.852cm" svg:y1="7.402cm" svg:x2="5.854cm" svg:y2="10.504cm" draw:start-shape="id29" draw:start-glue-point="8" draw:end-shape="id35" draw:end-glue-point="4" svg:d="M5852 7402c0 2328 2 777 2 3102" svg:viewBox="0 0 3 3103">
          <text:p/>
        </draw:connector>
      </draw:page>
      <draw:page draw:name="page4" draw:style-name="dp1" draw:master-page-name="Výchozí">
        <draw:custom-shape draw:style-name="gr1" draw:text-style-name="P2" xml:id="id36" draw:id="id36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7" draw:id="id37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8" draw:id="id38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9" draw:id="id39" draw:layer="layout" svg:width="1.9cm" svg:height="1.4cm" svg:x="4.904cm" svg:y="10.504cm">
          <text:p text:style-name="P1"><text:span text:style-name="T2">TAAT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36" draw:start-glue-point="8" draw:end-shape="id37" draw:end-glue-point="4" svg:d="M2550 3100c0 601 1 201 1 801" svg:viewBox="0 0 2 802">
          <text:p/>
        </draw:connector>
        <draw:connector draw:style-name="gr8" draw:text-style-name="P7" draw:layer="layout" draw:type="curve" svg:x1="3.501cm" svg:y1="4.601cm" svg:x2="5.852cm" svg:y2="6.002cm" draw:start-shape="id37" draw:start-glue-point="10" draw:end-shape="id38" draw:end-glue-point="4" svg:d="M3501 4601c1568 0 2351 467 2351 1401" svg:viewBox="0 0 2352 1402">
          <text:p text:style-name="P1"><text:span text:style-name="T1">POS: 534547, </text:span></text:p>
          <text:p text:style-name="P1"><text:span text:style-name="T1">REF: G, </text:span></text:p>
          <text:p text:style-name="P1"><text:span text:style-name="T1">ALT: A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onnector draw:style-name="gr4" draw:text-style-name="P5" draw:layer="layout" draw:type="curve" svg:x1="5.852cm" svg:y1="7.402cm" svg:x2="5.854cm" svg:y2="10.504cm" draw:start-shape="id38" draw:start-glue-point="8" draw:end-shape="id39" draw:end-glue-point="4" svg:d="M5852 7402c0 2328 2 777 2 3102" svg:viewBox="0 0 3 3103">
          <text:p/>
        </draw:connector>
      </draw:page>
      <draw:page draw:name="page5" draw:style-name="dp1" draw:master-page-name="Výchozí">
        <draw:custom-shape draw:style-name="gr9" draw:text-style-name="P3" xml:id="id40" draw:id="id40" draw:layer="layout" svg:width="1cm" svg:height="0.7cm" svg:x="4.101cm" svg:y="2.3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1" draw:id="id41" draw:layer="layout" svg:width="1cm" svg:height="0.7cm" svg:x="4.102cm" svg:y="3.60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2" draw:id="id42" draw:layer="layout" svg:width="1cm" svg:height="0.7cm" svg:x="4.102cm" svg:y="4.80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3" draw:id="id43" draw:layer="layout" svg:width="1cm" svg:height="0.7cm" svg:x="4.102cm" svg:y="5.90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4" draw:id="id44" draw:layer="layout" svg:width="1cm" svg:height="0.7cm" svg:x="4.102cm" svg:y="7.20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5" draw:id="id45" draw:layer="layout" svg:width="1cm" svg:height="0.7cm" svg:x="4.102cm" svg:y="8.30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46" draw:id="id46" draw:layer="layout" svg:width="1cm" svg:height="0.7cm" svg:x="6cm" svg:y="5.9cm">
          <text:p text:style-name="P1"><text:span text:style-name="T2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4.601cm" svg:y1="3.001cm" svg:x2="4.602cm" svg:y2="3.602cm" draw:start-shape="id40" draw:start-glue-point="8" draw:end-shape="id41" draw:end-glue-point="4" svg:d="M4601 3001c0 451 1 151 1 601" svg:viewBox="0 0 2 602">
          <text:p/>
        </draw:connector>
        <draw:connector draw:style-name="gr11" draw:text-style-name="P5" draw:layer="layout" draw:type="curve" svg:x1="4.602cm" svg:y1="4.302cm" svg:x2="4.602cm" svg:y2="4.802cm" draw:start-shape="id41" draw:start-glue-point="8" draw:end-shape="id42" draw:end-glue-point="4" svg:d="M4602 4302v500" svg:viewBox="0 0 1 501">
          <text:p/>
        </draw:connector>
        <draw:connector draw:style-name="gr11" draw:text-style-name="P5" draw:layer="layout" draw:type="curve" svg:x1="4.602cm" svg:y1="5.502cm" svg:x2="4.602cm" svg:y2="5.902cm" draw:start-shape="id42" draw:start-glue-point="8" draw:end-shape="id43" draw:end-glue-point="4" svg:d="M4602 5502v400" svg:viewBox="0 0 1 401">
          <text:p/>
        </draw:connector>
        <draw:connector draw:style-name="gr11" draw:text-style-name="P5" draw:layer="layout" draw:type="curve" svg:x1="4.602cm" svg:y1="6.602cm" svg:x2="4.602cm" svg:y2="7.202cm" draw:start-shape="id43" draw:start-glue-point="8" draw:end-shape="id44" draw:end-glue-point="0" svg:d="M4602 6602v600" svg:viewBox="0 0 1 601">
          <text:p/>
        </draw:connector>
        <draw:connector draw:style-name="gr11" draw:text-style-name="P5" draw:layer="layout" draw:type="curve" svg:x1="4.602cm" svg:y1="7.902cm" svg:x2="4.602cm" svg:y2="8.302cm" draw:start-shape="id44" draw:start-glue-point="8" draw:end-shape="id45" draw:end-glue-point="4" svg:d="M4602 7902v400" svg:viewBox="0 0 1 401">
          <text:p/>
        </draw:connector>
        <draw:connector draw:style-name="gr11" draw:text-style-name="P5" draw:layer="layout" draw:type="curve" svg:x1="2.751cm" svg:y1="1.563cm" svg:x2="4.601cm" svg:y2="2.301cm" draw:end-shape="id40" draw:end-glue-point="4" svg:d="M2751 1563c0 178 1850-190 1850 738" svg:viewBox="0 0 1851 739">
          <text:p/>
        </draw:connector>
        <draw:connector draw:style-name="gr11" draw:text-style-name="P5" draw:layer="layout" draw:type="curve" svg:x1="4.602cm" svg:y1="9.002cm" svg:x2="4.389cm" svg:y2="9.501cm" draw:start-shape="id45" draw:start-glue-point="8" svg:d="M4602 9002c0 753-213 503-213 499" svg:viewBox="0 0 214 543">
          <text:p/>
        </draw:connector>
        <draw:custom-shape draw:style-name="gr10" draw:text-style-name="P6" xml:id="id47" draw:id="id47" draw:layer="layout" svg:width="1cm" svg:height="0.7cm" svg:x="6.001cm" svg:y="3.701cm">
          <text:p text:style-name="P1"><text:span text:style-name="T2">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56" draw:id="id56" draw:layer="layout" svg:width="1cm" svg:height="0.7cm" svg:x="2.302cm" svg:y="5.902cm">
          <text:p text:style-name="P1"><text:span text:style-name="T3">R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6.5cm" svg:y1="5.9cm" svg:x2="6.501cm" svg:y2="4.401cm" draw:start-shape="id46" draw:start-glue-point="4" draw:end-shape="id47" draw:end-glue-point="8" svg:d="M6500 5900c0-1123 1-374 1-1499" svg:viewBox="0 0 2 1500">
          <text:p/>
        </draw:connector>
        <draw:custom-shape draw:style-name="gr9" draw:text-style-name="P3" xml:id="id48" draw:id="id48" draw:layer="layout" svg:width="1cm" svg:height="0.7cm" svg:x="13.302cm" svg:y="2.3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9" draw:id="id49" draw:layer="layout" svg:width="1cm" svg:height="0.7cm" svg:x="13.303cm" svg:y="3.6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0" draw:id="id50" draw:layer="layout" svg:width="1cm" svg:height="0.7cm" svg:x="13.303cm" svg:y="4.80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1" draw:id="id51" draw:layer="layout" svg:width="1cm" svg:height="0.7cm" svg:x="13.303cm" svg:y="5.90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2" draw:id="id52" draw:layer="layout" svg:width="1cm" svg:height="0.7cm" svg:x="13.303cm" svg:y="7.20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3" draw:id="id53" draw:layer="layout" svg:width="1cm" svg:height="0.7cm" svg:x="13.303cm" svg:y="8.30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54" draw:id="id54" draw:layer="layout" svg:width="1cm" svg:height="0.7cm" svg:x="15.201cm" svg:y="5.901cm">
          <text:p text:style-name="P1"><text:span text:style-name="T2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13.802cm" svg:y1="3.002cm" svg:x2="13.803cm" svg:y2="3.603cm" draw:start-shape="id48" draw:start-glue-point="8" draw:end-shape="id49" draw:end-glue-point="4" svg:d="M13802 3002c0 451 1 151 1 601" svg:viewBox="0 0 2 602">
          <text:p/>
        </draw:connector>
        <draw:connector draw:style-name="gr11" draw:text-style-name="P5" draw:layer="layout" draw:type="curve" svg:x1="13.803cm" svg:y1="4.303cm" svg:x2="13.803cm" svg:y2="4.803cm" draw:start-shape="id49" draw:start-glue-point="8" draw:end-shape="id50" draw:end-glue-point="4" svg:d="M13803 4303v500" svg:viewBox="0 0 1 501">
          <text:p/>
        </draw:connector>
        <draw:connector draw:style-name="gr11" draw:text-style-name="P5" draw:layer="layout" draw:type="curve" svg:x1="13.803cm" svg:y1="5.503cm" svg:x2="13.803cm" svg:y2="5.903cm" draw:start-shape="id50" draw:start-glue-point="8" draw:end-shape="id51" draw:end-glue-point="4" svg:d="M13803 5503v400" svg:viewBox="0 0 1 401">
          <text:p/>
        </draw:connector>
        <draw:connector draw:style-name="gr11" draw:text-style-name="P5" draw:layer="layout" draw:type="curve" svg:x1="13.803cm" svg:y1="6.603cm" svg:x2="13.803cm" svg:y2="7.203cm" draw:start-shape="id51" draw:start-glue-point="8" draw:end-shape="id52" draw:end-glue-point="0" svg:d="M13803 6603v600" svg:viewBox="0 0 1 601">
          <text:p/>
        </draw:connector>
        <draw:connector draw:style-name="gr11" draw:text-style-name="P5" draw:layer="layout" draw:type="curve" svg:x1="13.803cm" svg:y1="7.903cm" svg:x2="13.803cm" svg:y2="8.303cm" draw:start-shape="id52" draw:start-glue-point="8" draw:end-shape="id53" draw:end-glue-point="4" svg:d="M13803 7903v400" svg:viewBox="0 0 1 401">
          <text:p/>
        </draw:connector>
        <draw:connector draw:style-name="gr11" draw:text-style-name="P5" draw:layer="layout" draw:type="curve" svg:x1="13.803cm" svg:y1="9.003cm" svg:x2="13.59cm" svg:y2="9.502cm" draw:start-shape="id53" draw:start-glue-point="8" svg:d="M13803 9003c0 753-213 503-213 499" svg:viewBox="0 0 214 543">
          <text:p/>
        </draw:connector>
        <draw:custom-shape draw:style-name="gr10" draw:text-style-name="P6" xml:id="id55" draw:id="id55" draw:layer="layout" svg:width="1cm" svg:height="0.7cm" svg:x="15.202cm" svg:y="3.702cm">
          <text:p text:style-name="P1"><text:span text:style-name="T2">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57" draw:id="id57" draw:layer="layout" svg:width="1cm" svg:height="0.7cm" svg:x="11.503cm" svg:y="5.903cm">
          <text:p text:style-name="P1"><text:span text:style-name="T3">R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15.701cm" svg:y1="5.901cm" svg:x2="15.702cm" svg:y2="4.402cm" draw:start-shape="id54" draw:start-glue-point="4" draw:end-shape="id55" draw:end-glue-point="8" svg:d="M15701 5901c0-1123 1-374 1-1499" svg:viewBox="0 0 2 1500">
          <text:p/>
        </draw:connector>
        <draw:line draw:style-name="gr12" draw:text-style-name="P5" draw:layer="layout" svg:x1="7.6cm" svg:y1="6.2cm" svg:x2="10.4cm" svg:y2="6.2cm">
          <text:p text:style-name="P1"><text:span text:style-name="T1">Optimization</text:span></text:p>
          <text:p text:style-name="P1"/>
        </draw:line>
        <draw:connector draw:style-name="gr4" draw:text-style-name="P5" draw:layer="layout" draw:type="curve" svg:x1="5.102cm" svg:y1="7.552cm" svg:x2="6.5cm" svg:y2="6.6cm" draw:start-shape="id44" draw:start-glue-point="10" draw:end-shape="id46" draw:end-glue-point="8" svg:d="M5102 7552c932 0 1398-317 1398-952" svg:viewBox="0 0 1399 953">
          <text:p/>
        </draw:connector>
        <draw:connector draw:style-name="gr4" draw:text-style-name="P5" draw:layer="layout" draw:type="curve" svg:x1="6.501cm" svg:y1="3.701cm" svg:x2="5.101cm" svg:y2="2.651cm" draw:start-shape="id47" draw:start-glue-point="4" draw:end-shape="id40" draw:end-glue-point="10" svg:d="M6501 3701c0-700-466-1050-1400-1050" svg:viewBox="0 0 1401 1051">
          <text:p/>
        </draw:connector>
        <draw:connector draw:style-name="gr4" draw:text-style-name="P5" draw:layer="layout" draw:type="curve" svg:x1="4.102cm" svg:y1="5.152cm" svg:x2="2.802cm" svg:y2="5.902cm" draw:start-shape="id42" draw:start-glue-point="6" draw:end-shape="id56" draw:end-glue-point="4" svg:d="M4102 5152c-867 0-1300 250-1300 750" svg:viewBox="0 0 1301 751">
          <text:p/>
        </draw:connector>
        <draw:connector draw:style-name="gr4" draw:text-style-name="P5" draw:layer="layout" draw:type="curve" svg:x1="2.802cm" svg:y1="6.602cm" svg:x2="4.102cm" svg:y2="8.652cm" draw:start-shape="id56" draw:start-glue-point="8" draw:end-shape="id45" draw:end-glue-point="6" svg:d="M2802 6602c0 1367 433 2050 1300 2050" svg:viewBox="0 0 1301 2051">
          <text:p/>
        </draw:connector>
        <draw:connector draw:style-name="gr4" draw:text-style-name="P5" draw:layer="layout" draw:type="curve" svg:x1="12.003cm" svg:y1="6.603cm" svg:x2="13.303cm" svg:y2="8.653cm" draw:start-shape="id57" draw:start-glue-point="8" draw:end-shape="id53" draw:end-glue-point="6" svg:d="M12003 6603c0 1367 433 2050 1300 2050" svg:viewBox="0 0 1301 2051">
          <text:p/>
        </draw:connector>
        <draw:connector draw:style-name="gr4" draw:text-style-name="P5" draw:layer="layout" draw:type="curve" svg:x1="14.303cm" svg:y1="7.553cm" svg:x2="15.701cm" svg:y2="6.601cm" draw:start-shape="id52" draw:start-glue-point="10" draw:end-shape="id54" draw:end-glue-point="8" svg:d="M14303 7553c932 0 1398-317 1398-952" svg:viewBox="0 0 1399 953">
          <text:p/>
        </draw:connector>
        <draw:connector draw:style-name="gr4" draw:text-style-name="P5" draw:layer="layout" draw:type="curve" svg:x1="15.202cm" svg:y1="4.052cm" svg:x2="12.003cm" svg:y2="5.903cm" draw:start-shape="id55" draw:start-glue-point="6" draw:end-shape="id57" draw:end-glue-point="4" svg:d="M15202 4052c-2133 0-3199 617-3199 1851" svg:viewBox="0 0 3200 1852">
          <text:p/>
        </draw:connector>
        <draw:connector draw:style-name="gr11" draw:text-style-name="P5" draw:layer="layout" draw:type="curve" svg:x1="11.951cm" svg:y1="1.563cm" svg:x2="13.801cm" svg:y2="2.301cm" svg:d="M11951 1563c0 178 1850-190 1850 738" svg:viewBox="0 0 1851 739">
          <text:p/>
        </draw:connector>
      </draw:page>
      <draw:page draw:name="page6" draw:style-name="dp1" draw:master-page-name="Výchozí">
        <draw:custom-shape draw:style-name="gr9" draw:text-style-name="P3" xml:id="id58" draw:id="id58" draw:layer="layout" svg:width="1cm" svg:height="0.7cm" svg:x="4.101cm" svg:y="2.3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9" draw:id="id59" draw:layer="layout" svg:width="1cm" svg:height="0.7cm" svg:x="4.102cm" svg:y="3.60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0" draw:id="id60" draw:layer="layout" svg:width="1cm" svg:height="0.7cm" svg:x="4.102cm" svg:y="4.80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1" draw:id="id61" draw:layer="layout" svg:width="1cm" svg:height="0.7cm" svg:x="4.102cm" svg:y="5.90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2" draw:id="id62" draw:layer="layout" svg:width="1cm" svg:height="0.7cm" svg:x="4.102cm" svg:y="7.20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3" draw:id="id63" draw:layer="layout" svg:width="1cm" svg:height="0.7cm" svg:x="4.102cm" svg:y="8.30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4.601cm" svg:y1="3.001cm" svg:x2="4.602cm" svg:y2="3.602cm" draw:start-shape="id58" draw:start-glue-point="8" draw:end-shape="id59" draw:end-glue-point="4" svg:d="M4601 3001c0 451 1 151 1 601" svg:viewBox="0 0 2 602">
          <text:p/>
        </draw:connector>
        <draw:connector draw:style-name="gr11" draw:text-style-name="P5" draw:layer="layout" draw:type="curve" svg:x1="4.602cm" svg:y1="4.302cm" svg:x2="4.602cm" svg:y2="4.802cm" draw:start-shape="id59" draw:start-glue-point="8" draw:end-shape="id60" draw:end-glue-point="4" svg:d="M4602 4302v500" svg:viewBox="0 0 1 501">
          <text:p/>
        </draw:connector>
        <draw:connector draw:style-name="gr11" draw:text-style-name="P5" draw:layer="layout" draw:type="curve" svg:x1="4.602cm" svg:y1="5.502cm" svg:x2="4.602cm" svg:y2="5.902cm" draw:start-shape="id60" draw:start-glue-point="8" draw:end-shape="id61" draw:end-glue-point="4" svg:d="M4602 5502v400" svg:viewBox="0 0 1 401">
          <text:p/>
        </draw:connector>
        <draw:connector draw:style-name="gr11" draw:text-style-name="P5" draw:layer="layout" draw:type="curve" svg:x1="4.602cm" svg:y1="6.602cm" svg:x2="4.602cm" svg:y2="7.202cm" draw:start-shape="id61" draw:start-glue-point="8" draw:end-shape="id62" draw:end-glue-point="0" svg:d="M4602 6602v600" svg:viewBox="0 0 1 601">
          <text:p/>
        </draw:connector>
        <draw:connector draw:style-name="gr11" draw:text-style-name="P5" draw:layer="layout" draw:type="curve" svg:x1="4.602cm" svg:y1="7.902cm" svg:x2="4.602cm" svg:y2="8.302cm" draw:start-shape="id62" draw:start-glue-point="8" draw:end-shape="id63" draw:end-glue-point="4" svg:d="M4602 7902v400" svg:viewBox="0 0 1 401">
          <text:p/>
        </draw:connector>
        <draw:connector draw:style-name="gr11" draw:text-style-name="P5" draw:layer="layout" draw:type="curve" svg:x1="2.751cm" svg:y1="1.563cm" svg:x2="4.601cm" svg:y2="2.301cm" draw:end-shape="id58" draw:end-glue-point="4" svg:d="M2751 1563c0 178 1850-190 1850 738" svg:viewBox="0 0 1851 739">
          <text:p/>
        </draw:connector>
        <draw:connector draw:style-name="gr11" draw:text-style-name="P5" draw:layer="layout" draw:type="curve" svg:x1="4.602cm" svg:y1="9.002cm" svg:x2="4.603cm" svg:y2="10.203cm" draw:start-shape="id63" draw:start-glue-point="8" draw:end-shape="id64" draw:end-glue-point="4" svg:d="M4602 9002c0 901 1 301 1 1201" svg:viewBox="0 0 2 1202">
          <text:p/>
        </draw:connector>
        <draw:line draw:style-name="gr12" draw:text-style-name="P5" draw:layer="layout" svg:x1="7.6cm" svg:y1="6.2cm" svg:x2="10.4cm" svg:y2="6.2cm">
          <text:p text:style-name="P1"><text:span text:style-name="T1">Helper vertices</text:span></text:p>
          <text:p text:style-name="P1"><text:span text:style-name="T1"/></text:p>
          <text:p text:style-name="P1"><text:span text:style-name="T1"/></text:p>
        </draw:line>
        <draw:connector draw:style-name="gr4" draw:text-style-name="P5" draw:layer="layout" draw:type="curve" svg:x1="5.102cm" svg:y1="8.652cm" svg:x2="5.101cm" svg:y2="2.651cm" draw:start-shape="id63" draw:start-glue-point="10" draw:end-shape="id58" draw:end-glue-point="10" svg:d="M5102 8652c753 0 753-6001-1-6001" svg:viewBox="0 0 567 6002">
          <text:p/>
        </draw:connector>
        <draw:connector draw:style-name="gr4" draw:text-style-name="P5" draw:layer="layout" draw:type="curve" svg:x1="4.102cm" svg:y1="3.952cm" svg:x2="4.102cm" svg:y2="6.252cm" draw:start-shape="id59" draw:start-glue-point="6" draw:end-shape="id61" draw:end-glue-point="6" svg:d="M4102 3952c-751 0-751 2300 0 2300" svg:viewBox="0 0 564 2301">
          <text:p/>
        </draw:connector>
        <draw:custom-shape draw:style-name="gr9" draw:text-style-name="P3" xml:id="id64" draw:id="id64" draw:layer="layout" svg:width="1cm" svg:height="0.7cm" svg:x="4.103cm" svg:y="10.203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4.102cm" svg:y1="7.552cm" svg:x2="4.103cm" svg:y2="10.553cm" draw:start-shape="id62" draw:start-glue-point="6" draw:end-shape="id64" draw:end-glue-point="6" svg:d="M4102 7552c-751 0-752 3001 1 3001" svg:viewBox="0 0 565 3002">
          <text:p/>
        </draw:connector>
        <draw:custom-shape draw:style-name="gr9" draw:text-style-name="P3" xml:id="id65" draw:id="id65" draw:layer="layout" svg:width="1cm" svg:height="0.7cm" svg:x="12.017cm" svg:y="2.3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6" draw:id="id66" draw:layer="layout" svg:width="1cm" svg:height="0.7cm" svg:x="12.018cm" svg:y="3.6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7" draw:id="id67" draw:layer="layout" svg:width="1cm" svg:height="0.7cm" svg:x="12.018cm" svg:y="4.80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8" draw:id="id68" draw:layer="layout" svg:width="1cm" svg:height="0.7cm" svg:x="12.018cm" svg:y="5.90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9" draw:id="id69" draw:layer="layout" svg:width="1cm" svg:height="0.7cm" svg:x="12.018cm" svg:y="7.20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70" draw:id="id70" draw:layer="layout" svg:width="1cm" svg:height="0.7cm" svg:x="12.018cm" svg:y="8.30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12.517cm" svg:y1="3.002cm" svg:x2="12.518cm" svg:y2="3.603cm" draw:start-shape="id65" draw:start-glue-point="8" draw:end-shape="id66" draw:end-glue-point="4" svg:d="M12517 3002c0 451 1 151 1 601" svg:viewBox="0 0 2 602">
          <text:p/>
        </draw:connector>
        <draw:connector draw:style-name="gr11" draw:text-style-name="P5" draw:layer="layout" draw:type="curve" svg:x1="12.518cm" svg:y1="4.303cm" svg:x2="12.518cm" svg:y2="4.803cm" draw:start-shape="id66" draw:start-glue-point="8" draw:end-shape="id67" draw:end-glue-point="4" svg:d="M12518 4303v500" svg:viewBox="0 0 1 501">
          <text:p/>
        </draw:connector>
        <draw:connector draw:style-name="gr11" draw:text-style-name="P5" draw:layer="layout" draw:type="curve" svg:x1="12.518cm" svg:y1="5.503cm" svg:x2="12.518cm" svg:y2="5.903cm" draw:start-shape="id67" draw:start-glue-point="8" draw:end-shape="id68" draw:end-glue-point="4" svg:d="M12518 5503v400" svg:viewBox="0 0 1 401">
          <text:p/>
        </draw:connector>
        <draw:connector draw:style-name="gr11" draw:text-style-name="P5" draw:layer="layout" draw:type="curve" svg:x1="12.518cm" svg:y1="6.603cm" svg:x2="12.518cm" svg:y2="7.203cm" draw:start-shape="id68" draw:start-glue-point="8" draw:end-shape="id69" draw:end-glue-point="0" svg:d="M12518 6603v600" svg:viewBox="0 0 1 601">
          <text:p/>
        </draw:connector>
        <draw:connector draw:style-name="gr11" draw:text-style-name="P5" draw:layer="layout" draw:type="curve" svg:x1="12.518cm" svg:y1="7.903cm" svg:x2="12.518cm" svg:y2="8.303cm" draw:start-shape="id69" draw:start-glue-point="8" draw:end-shape="id70" draw:end-glue-point="4" svg:d="M12518 7903v400" svg:viewBox="0 0 1 401">
          <text:p/>
        </draw:connector>
        <draw:connector draw:style-name="gr11" draw:text-style-name="P5" draw:layer="layout" draw:type="curve" svg:x1="10.667cm" svg:y1="1.564cm" svg:x2="12.517cm" svg:y2="2.302cm" draw:end-shape="id65" draw:end-glue-point="4" svg:d="M10667 1564c0 178 1850-190 1850 738" svg:viewBox="0 0 1851 739">
          <text:p/>
        </draw:connector>
        <draw:connector draw:style-name="gr11" draw:text-style-name="P5" draw:layer="layout" draw:type="curve" svg:x1="12.518cm" svg:y1="9.003cm" svg:x2="12.519cm" svg:y2="10.204cm" draw:start-shape="id70" draw:start-glue-point="8" draw:end-shape="id71" draw:end-glue-point="4" svg:d="M12518 9003c0 901 1 301 1 1201" svg:viewBox="0 0 2 1202">
          <text:p/>
        </draw:connector>
        <draw:connector draw:style-name="gr4" draw:text-style-name="P5" draw:layer="layout" draw:type="curve" svg:x1="13.018cm" svg:y1="8.653cm" svg:x2="14.105cm" svg:y2="5.805cm" draw:start-shape="id70" draw:start-glue-point="10" draw:end-shape="id72" draw:end-glue-point="8" svg:d="M13018 8653c725 0 1087-949 1087-2848" svg:viewBox="0 0 1088 2849">
          <text:p/>
        </draw:connector>
        <draw:connector draw:style-name="gr4" draw:text-style-name="P5" draw:layer="layout" draw:type="curve" svg:x1="12.018cm" svg:y1="3.953cm" svg:x2="11.004cm" svg:y2="4.604cm" draw:start-shape="id66" draw:start-glue-point="6" draw:end-shape="id73" draw:end-glue-point="0" svg:d="M12018 3953c-676 0-1014 217-1014 651" svg:viewBox="0 0 1015 652">
          <text:p/>
        </draw:connector>
        <draw:custom-shape draw:style-name="gr9" draw:text-style-name="P3" xml:id="id71" draw:id="id71" draw:layer="layout" svg:width="1cm" svg:height="0.7cm" svg:x="12.019cm" svg:y="10.204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2.018cm" svg:y1="7.553cm" svg:x2="11.005cm" svg:y2="8.505cm" draw:start-shape="id69" draw:start-glue-point="6" draw:end-shape="id74" draw:end-glue-point="4" svg:d="M12018 7553c-676 0-1013 317-1013 952" svg:viewBox="0 0 1014 953">
          <text:p/>
        </draw:connector>
        <draw:custom-shape draw:style-name="gr10" draw:text-style-name="P8" xml:id="id73" draw:id="id73" draw:layer="layout" svg:width="1cm" svg:height="0.7cm" svg:x="10.504cm" svg:y="4.604cm">
          <text:p text:style-name="P1"><text:span text:style-name="T3">H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74" draw:id="id74" draw:layer="layout" svg:width="1cm" svg:height="0.7cm" svg:x="10.505cm" svg:y="8.505cm">
          <text:p text:style-name="P1"><text:span text:style-name="T3">H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72" draw:id="id72" draw:layer="layout" svg:width="1cm" svg:height="0.7cm" svg:x="13.605cm" svg:y="5.105cm">
          <text:p text:style-name="P1"><text:span text:style-name="T3">H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4.105cm" svg:y1="5.105cm" svg:x2="13.017cm" svg:y2="2.652cm" draw:start-shape="id72" draw:start-glue-point="4" draw:end-shape="id65" draw:end-glue-point="10" svg:d="M14105 5105c0-1636-362-2453-1088-2453" svg:viewBox="0 0 1089 2454">
          <text:p/>
        </draw:connector>
        <draw:connector draw:style-name="gr4" draw:text-style-name="P5" draw:layer="layout" draw:type="curve" svg:x1="11.004cm" svg:y1="5.304cm" svg:x2="12.018cm" svg:y2="6.253cm" draw:start-shape="id73" draw:start-glue-point="8" draw:end-shape="id68" draw:end-glue-point="6" svg:d="M11004 5304c0 633 338 949 1014 949" svg:viewBox="0 0 1015 950">
          <text:p/>
        </draw:connector>
        <draw:connector draw:style-name="gr4" draw:text-style-name="P5" draw:layer="layout" draw:type="curve" svg:x1="11.005cm" svg:y1="9.205cm" svg:x2="12.019cm" svg:y2="10.554cm" draw:start-shape="id74" draw:start-glue-point="8" draw:end-shape="id71" draw:end-glue-point="6" svg:d="M11005 9205c0 900 338 1349 1014 1349" svg:viewBox="0 0 1015 1350">
          <text:p/>
        </draw:connector>
      </draw:page>
      <draw:page draw:name="page7" draw:style-name="dp1" draw:master-page-name="Výchozí">
        <draw:custom-shape draw:style-name="gr1" draw:text-style-name="P2" xml:id="id75" draw:id="id75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7" draw:id="id77" draw:layer="layout" svg:width="1.9cm" svg:height="1.4cm" svg:x="1.601cm" svg:y="6.101cm">
          <text:p text:style-name="P1"><text:span text:style-name="T1">CCG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6" draw:id="id76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8" draw:id="id78" draw:layer="layout" svg:width="1.9cm" svg:height="1.4cm" svg:x="1.602cm" svg:y="8.302cm">
          <text:p text:style-name="P1"><text:span text:style-name="T1">CGT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9" draw:id="id79" draw:layer="layout" svg:width="1.9cm" svg:height="1.4cm" svg:x="1.603cm" svg:y="10.503cm">
          <text:p text:style-name="P1"><text:span text:style-name="T1">GTG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0" draw:id="id80" draw:layer="layout" svg:width="1.9cm" svg:height="1.4cm" svg:x="1.603cm" svg:y="12.703cm">
          <text:p text:style-name="P1"><text:span text:style-name="T1">TG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1" draw:id="id81" draw:layer="layout" svg:width="1.9cm" svg:height="1.4cm" svg:x="4.901cm" svg:y="1.701cm">
          <text:p text:style-name="P1"><text:span text:style-name="T1">G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2" draw:id="id82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4" draw:id="id84" draw:layer="layout" svg:width="1.9cm" svg:height="1.4cm" svg:x="4.904cm" svg:y="10.504cm">
          <text:p text:style-name="P1"><text:span text:style-name="T2">TAAT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75" draw:start-glue-point="8" draw:end-shape="id76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76" draw:start-glue-point="8" draw:end-shape="id77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77" draw:start-glue-point="8" draw:end-shape="id78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78" draw:start-glue-point="8" draw:end-shape="id79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79" draw:start-glue-point="8" draw:end-shape="id80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80" draw:start-glue-point="10" draw:end-shape="id81" draw:end-glue-point="6" svg:d="M3503 13403c1050 0 351-11002 1398-11002" svg:viewBox="0 0 1399 11003">
          <text:p/>
        </draw:connector>
        <draw:connector draw:style-name="gr4" draw:text-style-name="P5" draw:layer="layout" draw:type="curve" svg:x1="5.851cm" svg:y1="3.101cm" svg:x2="5.852cm" svg:y2="6.002cm" draw:start-shape="id81" draw:start-glue-point="8" draw:end-shape="id82" draw:end-glue-point="4" svg:d="M5851 3101c0 2176 1 726 1 2901" svg:viewBox="0 0 2 2902">
          <text:p/>
        </draw:connector>
        <draw:custom-shape draw:style-name="gr5" draw:text-style-name="P6" xml:id="id83" draw:id="id83" draw:layer="layout" svg:width="1.9cm" svg:height="1.4cm" svg:x="7.403cm" svg:y="7.303cm">
          <text:p text:style-name="P1"><text:span text:style-name="T2">CC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3.223cm" svg:y1="5.096cm" svg:x2="7.403cm" svg:y2="8.003cm" draw:start-shape="id76" draw:start-glue-point="9" draw:end-shape="id83" draw:end-glue-point="6" svg:d="M3223 5096c0 1938 1393 2907 4180 2907" svg:viewBox="0 0 4181 2908">
          <text:p/>
        </draw:connector>
        <draw:connector draw:style-name="gr7" draw:text-style-name="P5" draw:layer="layout" draw:type="curve" svg:x1="8.353cm" svg:y1="8.703cm" svg:x2="3.502cm" svg:y2="9.002cm" draw:start-shape="id83" draw:start-glue-point="8" draw:end-shape="id78" draw:end-glue-point="10" svg:d="M8353 8703c0 753-1450 627-1932 514s7-215-2919-215" svg:viewBox="0 0 4852 601">
          <text:p/>
        </draw:connector>
        <draw:connector draw:style-name="gr4" draw:text-style-name="P5" draw:layer="layout" draw:type="curve" svg:x1="5.852cm" svg:y1="7.402cm" svg:x2="5.854cm" svg:y2="10.504cm" draw:start-shape="id82" draw:start-glue-point="8" draw:end-shape="id84" draw:end-glue-point="4" svg:d="M5852 7402c0 2328 2 777 2 3102" svg:viewBox="0 0 3 3103">
          <text:p/>
        </draw:connector>
      </draw:page>
      <draw:page draw:name="page8" draw:style-name="dp1" draw:master-page-name="Výchozí">
        <draw:custom-shape draw:style-name="gr13" draw:text-style-name="P3" xml:id="id85" draw:id="id85" draw:layer="layout" svg:width="2.1cm" svg:height="1.1cm" svg:x="1.901cm" svg:y="2.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86" draw:id="id86" draw:layer="layout" svg:width="2.1cm" svg:height="1.1cm" svg:x="1.902cm" svg:y="4.001cm">
          <text:p text:style-name="P1"><text:span text:style-name="T1">C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87" draw:id="id87" draw:layer="layout" svg:width="2.1cm" svg:height="1.1cm" svg:x="1.902cm" svg:y="5.801cm">
          <text:p text:style-name="P1"><text:span text:style-name="T1">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88" draw:id="id88" draw:layer="layout" svg:width="2.1cm" svg:height="1.1cm" svg:x="1.902cm" svg:y="7.601cm">
          <text:p text:style-name="P1"><text:span text:style-name="T1">AT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89" draw:id="id89" draw:layer="layout" svg:width="2.1cm" svg:height="1.1cm" svg:x="1.902cm" svg:y="9.501cm">
          <text:p text:style-name="P1"><text:span text:style-name="T1">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0" draw:id="id90" draw:layer="layout" svg:width="2.1cm" svg:height="1.1cm" svg:x="1.902cm" svg:y="11.501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2.1cm" svg:height="1.1cm" svg:x="5.603cm" svg:y="4.102cm">
          <text:p text:style-name="P1"><text:span text:style-name="T2">C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951cm" svg:y1="3.3cm" svg:x2="2.952cm" svg:y2="4.001cm" draw:start-shape="id85" draw:start-glue-point="8" draw:end-shape="id86" draw:end-glue-point="4" svg:d="M2951 3300c0 526 1 176 1 701" svg:viewBox="0 0 2 702">
          <text:p/>
        </draw:connector>
        <draw:connector draw:style-name="gr4" draw:text-style-name="P5" draw:layer="layout" draw:type="curve" svg:x1="2.952cm" svg:y1="5.101cm" svg:x2="2.952cm" svg:y2="5.801cm" draw:start-shape="id86" draw:start-glue-point="8" draw:end-shape="id87" draw:end-glue-point="4" svg:d="M2952 5101v700" svg:viewBox="0 0 1 701">
          <text:p/>
        </draw:connector>
        <draw:connector draw:style-name="gr4" draw:text-style-name="P5" draw:layer="layout" draw:type="curve" svg:x1="2.952cm" svg:y1="6.901cm" svg:x2="2.952cm" svg:y2="7.601cm" draw:start-shape="id87" draw:start-glue-point="8" draw:end-shape="id88" draw:end-glue-point="4" svg:d="M2952 6901v700" svg:viewBox="0 0 1 701">
          <text:p/>
        </draw:connector>
        <draw:connector draw:style-name="gr4" draw:text-style-name="P5" draw:layer="layout" draw:type="curve" svg:x1="2.952cm" svg:y1="8.701cm" svg:x2="2.952cm" svg:y2="9.501cm" draw:start-shape="id88" draw:start-glue-point="8" draw:end-shape="id89" draw:end-glue-point="4" svg:d="M2952 8701v800" svg:viewBox="0 0 1 801">
          <text:p/>
        </draw:connector>
        <draw:connector draw:style-name="gr4" draw:text-style-name="P5" draw:layer="layout" draw:type="curve" svg:x1="2.952cm" svg:y1="10.601cm" svg:x2="2.952cm" svg:y2="11.501cm" draw:start-shape="id89" draw:start-glue-point="8" draw:end-shape="id90" draw:end-glue-point="4" svg:d="M2952 10601v900" svg:viewBox="0 0 1 901">
          <text:p/>
        </draw:connector>
        <draw:connector draw:style-name="gr4" draw:text-style-name="P5" draw:layer="layout" draw:type="curve" svg:x1="1.751cm" svg:y1="1.416cm" svg:x2="2.951cm" svg:y2="2.2cm" draw:end-shape="id85" draw:end-glue-point="4" svg:d="M1751 1416c0 213 1200-179 1200 784" svg:viewBox="0 0 1201 785">
          <text:p/>
        </draw:connector>
        <draw:connector draw:style-name="gr4" draw:text-style-name="P5" draw:layer="layout" draw:type="curve" svg:x1="2.952cm" svg:y1="12.601cm" svg:x2="1.772cm" svg:y2="14.209cm" draw:start-shape="id90" draw:start-glue-point="8" svg:d="M2952 12601c0 1582-1180 779-1180 1608" svg:viewBox="0 0 1181 1609">
          <text:p/>
        </draw:connector>
        <draw:custom-shape draw:style-name="gr15" draw:text-style-name="P1" draw:layer="layout" svg:width="6.7cm" svg:height="4.3cm" svg:x="12.102cm" svg:y="18.602cm">
          <text:p text:style-name="P1">M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6.7cm" svg:height="4.3cm" svg:x="12.101cm" svg:y="2.801cm">
          <text:p text:style-name="P1">M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1" draw:id="id91" draw:layer="layout" svg:width="2.1cm" svg:height="1.1cm" svg:x="12.702cm" svg:y="4.00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3" draw:id="id93" draw:layer="layout" svg:width="2.1cm" svg:height="1.1cm" svg:x="16.003cm" svg:y="4.003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6" draw:id="id96" draw:layer="layout" svg:width="2.1cm" svg:height="1.1cm" svg:x="12.703cm" svg:y="20.403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7" draw:id="id97" draw:layer="layout" svg:width="2.1cm" svg:height="1.1cm" svg:x="16.004cm" svg:y="20.404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92" draw:id="id92" draw:layer="layout" svg:width="3.098cm" svg:height="2.402cm" svg:x="12.203cm" svg:y="8.099cm">
          <text:p text:style-name="P1"/>
          <text:p text:style-name="P1"/>
          <text:p text:style-name="P1">M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2.1cm" svg:height="1.1cm" svg:x="12.604cm" svg:y="8.404cm">
          <text:p text:style-name="P1"><text:span text:style-name="T1">TAG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94" draw:id="id94" draw:layer="layout" svg:width="3.098cm" svg:height="2.402cm" svg:x="12.204cm" svg:y="11.4cm">
          <text:p text:style-name="P1"/>
          <text:p text:style-name="P1"/>
          <text:p text:style-name="P1">M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2.1cm" svg:height="1.1cm" svg:x="12.605cm" svg:y="11.705cm">
          <text:p text:style-name="P1"><text:span text:style-name="T1">AG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3.098cm" svg:height="2.402cm" svg:x="12.304cm" svg:y="15cm">
          <text:p text:style-name="P1"/>
          <text:p text:style-name="P1"/>
          <text:p text:style-name="P1">M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5" draw:id="id95" draw:layer="layout" svg:width="2.1cm" svg:height="1.1cm" svg:x="12.705cm" svg:y="15.305cm">
          <text:p text:style-name="P1"><text:span text:style-name="T1">G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3.752cm" svg:y1="5.102cm" svg:x2="13.752cm" svg:y2="8.099cm" draw:start-shape="id91" draw:start-glue-point="8" draw:end-shape="id92" draw:end-glue-point="4" svg:d="M13752 5102v2997" svg:viewBox="0 0 1 2998">
          <text:p/>
        </draw:connector>
        <draw:connector draw:style-name="gr7" draw:text-style-name="P5" draw:layer="layout" draw:type="curve" svg:x1="17.053cm" svg:y1="5.103cm" svg:x2="15.301cm" svg:y2="9.3cm" draw:start-shape="id93" draw:start-glue-point="8" draw:end-shape="id92" draw:end-glue-point="10" svg:d="M17053 5103c0 2798-584 4197-1752 4197" svg:viewBox="0 0 1753 4198">
          <text:p/>
        </draw:connector>
        <draw:connector draw:style-name="gr4" draw:text-style-name="P5" draw:layer="layout" draw:type="curve" svg:x1="13.752cm" svg:y1="10.501cm" svg:x2="13.753cm" svg:y2="11.4cm" draw:start-shape="id92" draw:start-glue-point="8" draw:end-shape="id94" draw:end-glue-point="4" svg:d="M13752 10501c0 675 1 226 1 899" svg:viewBox="0 0 2 900">
          <text:p/>
        </draw:connector>
        <draw:connector draw:style-name="gr4" draw:text-style-name="P5" draw:layer="layout" draw:type="curve" svg:x1="13.753cm" svg:y1="13.802cm" svg:x2="13.755cm" svg:y2="15.305cm" draw:start-shape="id94" draw:start-glue-point="8" draw:end-shape="id95" draw:end-glue-point="4" svg:d="M13753 13802c0 1128 2 377 2 1503" svg:viewBox="0 0 3 1504">
          <text:p/>
        </draw:connector>
        <draw:connector draw:style-name="gr7" draw:text-style-name="P5" draw:layer="layout" draw:type="curve" svg:x1="13.755cm" svg:y1="16.405cm" svg:x2="13.753cm" svg:y2="20.403cm" draw:start-shape="id95" draw:start-glue-point="8" draw:end-shape="id96" svg:d="M13755 16405c0 3000-2 1001-2 3998" svg:viewBox="0 0 3 3999">
          <text:p/>
        </draw:connector>
        <draw:connector draw:style-name="gr4" draw:text-style-name="P5" draw:layer="layout" draw:type="curve" svg:x1="14.805cm" svg:y1="15.855cm" svg:x2="17.054cm" svg:y2="20.404cm" draw:start-shape="id95" draw:start-glue-point="10" draw:end-shape="id97" draw:end-glue-point="4" svg:d="M14805 15855c1500 0 2249 1516 2249 4549" svg:viewBox="0 0 2250 4550">
          <text:p/>
        </draw:connector>
      </draw:page>
      <draw:page draw:name="page9" draw:style-name="dp1" draw:master-page-name="Výchozí">
        <draw:custom-shape draw:style-name="gr13" draw:text-style-name="P3" xml:id="id98" draw:id="id98" draw:layer="layout" svg:width="2.1cm" svg:height="1.1cm" svg:x="1.901cm" svg:y="2.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9" draw:id="id99" draw:layer="layout" svg:width="2.1cm" svg:height="1.1cm" svg:x="1.902cm" svg:y="4.001cm">
          <text:p text:style-name="P1"><text:span text:style-name="T1">C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0" draw:id="id100" draw:layer="layout" svg:width="2.1cm" svg:height="1.1cm" svg:x="1.902cm" svg:y="5.801cm">
          <text:p text:style-name="P1"><text:span text:style-name="T1">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1" draw:id="id101" draw:layer="layout" svg:width="2.1cm" svg:height="1.1cm" svg:x="1.902cm" svg:y="7.601cm">
          <text:p text:style-name="P1"><text:span text:style-name="T1">AT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2" draw:id="id102" draw:layer="layout" svg:width="2.1cm" svg:height="1.1cm" svg:x="1.902cm" svg:y="9.501cm">
          <text:p text:style-name="P1"><text:span text:style-name="T1">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3" draw:id="id103" draw:layer="layout" svg:width="2.1cm" svg:height="1.1cm" svg:x="1.902cm" svg:y="11.501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2.1cm" svg:height="1.1cm" svg:x="5.603cm" svg:y="4.102cm">
          <text:p text:style-name="P1"><text:span text:style-name="T2">C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951cm" svg:y1="3.3cm" svg:x2="2.952cm" svg:y2="4.001cm" draw:start-shape="id98" draw:start-glue-point="8" draw:end-shape="id99" draw:end-glue-point="4" svg:d="M2951 3300c0 526 1 176 1 701" svg:viewBox="0 0 2 702">
          <text:p/>
        </draw:connector>
        <draw:connector draw:style-name="gr4" draw:text-style-name="P5" draw:layer="layout" draw:type="curve" svg:x1="2.952cm" svg:y1="5.101cm" svg:x2="2.952cm" svg:y2="5.801cm" draw:start-shape="id99" draw:start-glue-point="8" draw:end-shape="id100" draw:end-glue-point="4" svg:d="M2952 5101v700" svg:viewBox="0 0 1 701">
          <text:p/>
        </draw:connector>
        <draw:connector draw:style-name="gr4" draw:text-style-name="P5" draw:layer="layout" draw:type="curve" svg:x1="2.952cm" svg:y1="6.901cm" svg:x2="2.952cm" svg:y2="7.601cm" draw:start-shape="id100" draw:start-glue-point="8" draw:end-shape="id101" draw:end-glue-point="4" svg:d="M2952 6901v700" svg:viewBox="0 0 1 701">
          <text:p/>
        </draw:connector>
        <draw:connector draw:style-name="gr4" draw:text-style-name="P5" draw:layer="layout" draw:type="curve" svg:x1="2.952cm" svg:y1="8.701cm" svg:x2="2.952cm" svg:y2="9.501cm" draw:start-shape="id101" draw:start-glue-point="8" draw:end-shape="id102" draw:end-glue-point="4" svg:d="M2952 8701v800" svg:viewBox="0 0 1 801">
          <text:p/>
        </draw:connector>
        <draw:connector draw:style-name="gr4" draw:text-style-name="P5" draw:layer="layout" draw:type="curve" svg:x1="2.952cm" svg:y1="10.601cm" svg:x2="2.952cm" svg:y2="11.501cm" draw:start-shape="id102" draw:start-glue-point="8" draw:end-shape="id103" draw:end-glue-point="4" svg:d="M2952 10601v900" svg:viewBox="0 0 1 901">
          <text:p/>
        </draw:connector>
        <draw:connector draw:style-name="gr4" draw:text-style-name="P5" draw:layer="layout" draw:type="curve" svg:x1="1.751cm" svg:y1="1.416cm" svg:x2="2.951cm" svg:y2="2.2cm" draw:end-shape="id98" draw:end-glue-point="4" svg:d="M1751 1416c0 213 1200-179 1200 784" svg:viewBox="0 0 1201 785">
          <text:p/>
        </draw:connector>
        <draw:connector draw:style-name="gr4" draw:text-style-name="P5" draw:layer="layout" draw:type="curve" svg:x1="2.952cm" svg:y1="12.601cm" svg:x2="1.772cm" svg:y2="14.209cm" draw:start-shape="id103" draw:start-glue-point="8" svg:d="M2952 12601c0 1582-1180 779-1180 1608" svg:viewBox="0 0 1181 1609">
          <text:p/>
        </draw:connector>
        <draw:custom-shape draw:style-name="gr14" draw:text-style-name="P6" draw:layer="layout" svg:width="2.1cm" svg:height="1.1cm" svg:x="5.604cm" svg:y="5.703cm">
          <text:p text:style-name="P1"><text:span text:style-name="T2">TAG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2.1cm" svg:height="1.1cm" svg:x="5.605cm" svg:y="7.504cm">
          <text:p text:style-name="P1"><text:span text:style-name="T2">AG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2.1cm" svg:height="1.1cm" svg:x="5.606cm" svg:y="9.505cm">
          <text:p text:style-name="P1"><text:span text:style-name="T2">G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6.7cm" svg:height="4.3cm" svg:x="12.302cm" svg:y="9.202cm">
          <text:p text:style-name="P1">M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6.7cm" svg:height="4.3cm" svg:x="12.301cm" svg:y="2.801cm">
          <text:p text:style-name="P1">M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4" draw:id="id104" draw:layer="layout" svg:width="2.1cm" svg:height="1.1cm" svg:x="12.902cm" svg:y="4.00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7" draw:id="id107" draw:layer="layout" svg:width="2.1cm" svg:height="1.1cm" svg:x="16.203cm" svg:y="4.003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5" draw:id="id105" draw:layer="layout" svg:width="2.1cm" svg:height="1.1cm" svg:x="12.903cm" svg:y="11.003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6" draw:id="id106" draw:layer="layout" svg:width="2.1cm" svg:height="1.1cm" svg:x="16.204cm" svg:y="11.004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13.952cm" svg:y1="5.102cm" svg:x2="13.953cm" svg:y2="11.003cm" draw:start-shape="id104" draw:start-glue-point="8" draw:end-shape="id105" svg:d="M13952 5102c0 4426 1 1476 1 5901" svg:viewBox="0 0 2 5902">
          <text:p/>
        </draw:connector>
        <draw:connector draw:style-name="gr4" draw:text-style-name="P5" draw:layer="layout" draw:type="curve" svg:x1="14.695cm" svg:y1="4.941cm" svg:x2="16.511cm" svg:y2="11.165cm" draw:start-shape="id104" draw:start-glue-point="9" draw:end-shape="id106" draw:end-glue-point="5" svg:d="M14695 4941c0 4669 1816 1558 1816 6224" svg:viewBox="0 0 1817 6225">
          <text:p/>
        </draw:connector>
        <draw:connector draw:style-name="gr7" draw:text-style-name="P5" draw:layer="layout" draw:type="curve" svg:x1="17.253cm" svg:y1="5.103cm" svg:x2="17.254cm" svg:y2="11.004cm" draw:start-shape="id107" draw:start-glue-point="8" draw:end-shape="id106" svg:d="M17253 5103c0 4426 1 1476 1 5901" svg:viewBox="0 0 2 5902">
          <text:p/>
        </draw:connector>
        <draw:connector draw:style-name="gr7" draw:text-style-name="P5" draw:layer="layout" draw:type="curve" svg:x1="16.51cm" svg:y1="4.942cm" svg:x2="14.696cm" svg:y2="11.164cm" draw:start-shape="id107" draw:start-glue-point="7" draw:end-shape="id105" draw:end-glue-point="11" svg:d="M16510 4942c0 4668-1814 1557-1814 6222" svg:viewBox="0 0 1815 6223">
          <text:p/>
        </draw:connector>
      </draw:page>
      <draw:page draw:name="page10" draw:style-name="dp1" draw:master-page-name="Výchozí">
        <draw:custom-shape draw:style-name="gr9" draw:text-style-name="P3" xml:id="id108" draw:id="id108" draw:layer="layout" svg:width="1cm" svg:height="0.7cm" svg:x="4.103cm" svg:y="4.00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09" draw:id="id109" draw:layer="layout" svg:width="1cm" svg:height="0.7cm" svg:x="9.003cm" svg:y="4.0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0" draw:id="id110" draw:layer="layout" svg:width="1cm" svg:height="0.7cm" svg:x="11.403cm" svg:y="4.003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1" draw:id="id111" draw:layer="layout" svg:width="1cm" svg:height="0.7cm" svg:x="13.303cm" svg:y="4.003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2" draw:id="id112" draw:layer="layout" svg:width="1cm" svg:height="0.7cm" svg:x="18.403cm" svg:y="4.103cm">
          <text:p text:style-name="P1"><text:span text:style-name="T1">n +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14" draw:id="id114" draw:layer="layout" svg:width="1cm" svg:height="0.7cm" svg:x="18.401cm" svg:y="2.101cm">
          <text:p text:style-name="P1"><text:span text:style-name="T2">R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7" draw:layer="layout" draw:type="curve" svg:x1="5.103cm" svg:y1="4.353cm" svg:x2="9.003cm" svg:y2="4.353cm" draw:start-shape="id108" draw:start-glue-point="10" draw:end-shape="id109" draw:end-glue-point="6" svg:d="M5103 4353h3900" svg:viewBox="0 0 3901 1">
          <text:p text:style-name="P1"><text:span text:style-name="T1"><text:s text:c="5"/></text:span><text:span text:style-name="T1">Last reference edge</text:span></text:p>
          <text:p text:style-name="P1"><text:span text:style-name="T1"/></text:p>
          <text:p text:style-name="P1"><text:span text:style-name="T1"/></text:p>
        </draw:connector>
        <draw:connector draw:style-name="gr11" draw:text-style-name="P5" draw:layer="layout" draw:type="curve" svg:x1="10.003cm" svg:y1="4.353cm" svg:x2="11.403cm" svg:y2="4.353cm" draw:start-shape="id109" draw:start-glue-point="10" draw:end-shape="id110" draw:end-glue-point="6" svg:d="M10003 4353h1400" svg:viewBox="0 0 1401 1">
          <text:p/>
        </draw:connector>
        <draw:connector draw:style-name="gr11" draw:text-style-name="P5" draw:layer="layout" draw:type="curve" svg:x1="12.403cm" svg:y1="4.353cm" svg:x2="13.303cm" svg:y2="4.353cm" draw:start-shape="id110" draw:start-glue-point="10" draw:end-shape="id111" draw:end-glue-point="6" svg:d="M12403 4353h900" svg:viewBox="0 0 901 1">
          <text:p/>
        </draw:connector>
        <draw:connector draw:style-name="gr17" draw:text-style-name="P7" draw:layer="layout" draw:type="curve" svg:x1="14.303cm" svg:y1="4.353cm" svg:x2="18.403cm" svg:y2="4.453cm" draw:start-shape="id111" draw:start-glue-point="10" draw:end-shape="id112" draw:end-glue-point="6" svg:d="M14303 4353c3076 0 1027 100 4100 100" svg:viewBox="0 0 4101 101">
          <text:p text:style-name="P1"><text:span text:style-name="T1">Next reference edge</text:span></text:p>
          <text:p text:style-name="P1"><text:span text:style-name="T1"/></text:p>
          <text:p text:style-name="P1"><text:span text:style-name="T1"/></text:p>
        </draw:connector>
        <draw:custom-shape draw:style-name="gr10" draw:text-style-name="P8" xml:id="id113" draw:id="id113" draw:layer="layout" svg:width="1cm" svg:height="0.7cm" svg:x="4.003cm" svg:y="6.003cm">
          <text:p text:style-name="P1"><text:span text:style-name="T3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7" draw:layer="layout" draw:type="curve" svg:x1="5.003cm" svg:y1="6.353cm" svg:x2="9.503cm" svg:y2="4.703cm" draw:start-shape="id113" draw:start-glue-point="10" draw:end-shape="id109" draw:end-glue-point="8" svg:d="M5003 6353c3000 0 4500-550 4500-1650" svg:viewBox="0 0 4501 1651">
          <text:p text:style-name="P1"><text:span text:style-name="T1"/></text:p>
          <text:p text:style-name="P1"><text:span text:style-name="T1">Input edge (I</text:span><text:span text:style-name="T5">1</text:span><text:span text:style-name="T1">)</text:span></text:p>
        </draw:connector>
        <draw:connector draw:style-name="gr18" draw:text-style-name="P7" draw:layer="layout" draw:type="curve" svg:x1="13.803cm" svg:y1="4.003cm" svg:x2="18.401cm" svg:y2="2.451cm" draw:start-shape="id111" draw:start-glue-point="4" draw:end-shape="id114" draw:end-glue-point="6" svg:d="M13803 4003c0-1035 1532-1552 4598-1552" svg:viewBox="0 0 4599 1553">
          <text:p text:style-name="P1"><text:span text:style-name="T1">Output edge (O</text:span><text:span text:style-name="T5">1</text:span><text:span text:style-name="T1">)</text:span></text:p>
        </draw:connector>
        <draw:connector draw:style-name="gr19" draw:text-style-name="P5" draw:layer="layout" draw:type="curve" svg:x1="4.857cm" svg:y1="6.105cm" svg:x2="18.547cm" svg:y2="2.203cm" draw:start-shape="id113" draw:start-glue-point="11" draw:end-shape="id114" draw:end-glue-point="5" svg:d="M4857 6105c0-6757 13690-4806 13690-3902" svg:viewBox="0 0 13691 4874">
          <text:p text:style-name="P1"><text:span text:style-name="T1">Connecting edge (c</text:span><text:span text:style-name="T5">1</text:span><text:span text:style-name="T1">)</text:span></text:p>
          <text:p text:style-name="P1"><text:span text:style-name="T1"/></text:p>
          <text:p text:style-name="P1"><text:span text:style-name="T1"/></text:p>
          <text:p text:style-name="P1"/>
          <text:p text:style-name="P1"/>
          <text:p text:style-name="P1"/>
          <text:p text:style-name="P1"/>
          <text:p text:style-name="P1"/>
        </draw:connector>
        <draw:connector draw:style-name="gr7" draw:text-style-name="P5" draw:layer="layout" draw:type="curve" svg:x1="3.179cm" svg:y1="6.375cm" svg:x2="4.003cm" svg:y2="6.353cm" draw:end-shape="id113" draw:end-glue-point="6" svg:d="M3179 6375c243 0-169-22 824-22" svg:viewBox="0 0 825 23">
          <text:p/>
        </draw:connector>
        <draw:connector draw:style-name="gr7" draw:text-style-name="P5" draw:layer="layout" draw:type="curve" svg:x1="19.401cm" svg:y1="2.451cm" svg:x2="20.082cm" svg:y2="2.517cm" draw:start-shape="id114" draw:start-glue-point="10" svg:d="M19401 2451c888 0 548 66 681 66" svg:viewBox="0 0 682 67">
          <text:p/>
        </draw:connector>
      </draw:page>
      <draw:page draw:name="page11" draw:style-name="dp1" draw:master-page-name="Výchozí">
        <draw:connector draw:style-name="gr20" draw:text-style-name="P5" draw:layer="layout" draw:type="curve" svg:x1="2.405cm" svg:y1="8.005cm" svg:x2="11.307cm" svg:y2="4.707cm" draw:start-shape="id115" draw:start-glue-point="4" draw:end-shape="id116" draw:end-glue-point="8" svg:d="M2405 8005c0-2472 8902-823 8902-3298" svg:viewBox="0 0 8903 3299">
          <text:p/>
        </draw:connector>
        <draw:connector draw:style-name="gr20" draw:text-style-name="P5" draw:layer="layout" draw:type="curve" svg:x1="2.405cm" svg:y1="4.705cm" svg:x2="11.307cm" svg:y2="8.007cm" draw:start-shape="id117" draw:start-glue-point="8" draw:end-shape="id118" draw:end-glue-point="4" svg:d="M2405 4705c0 2478 8902 827 8902 3302" svg:viewBox="0 0 8903 3303">
          <text:p/>
        </draw:connector>
        <draw:custom-shape draw:style-name="gr10" draw:text-style-name="P8" xml:id="id119" draw:id="id119" draw:layer="layout" svg:width="1cm" svg:height="0.7cm" svg:x="4.004cm" svg:y="6.004cm">
          <text:p text:style-name="P1"><text:span text:style-name="T3">R</text:span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121" draw:id="id121" draw:layer="layout" svg:width="1cm" svg:height="0.7cm" svg:x="6.405cm" svg:y="6.005cm">
          <text:p text:style-name="P1"><text:span text:style-name="T3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122" draw:id="id122" draw:layer="layout" svg:width="1cm" svg:height="0.7cm" svg:x="8.805cm" svg:y="6.005cm">
          <text:p text:style-name="P1"><text:span text:style-name="T3">R</text:span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xml:id="id120" draw:id="id120" draw:layer="layout" svg:width="1cm" svg:height="0.7cm" svg:x="1.905cm" svg:y="6.005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xml:id="id117" draw:id="id117" draw:layer="layout" svg:width="1cm" svg:height="0.7cm" svg:x="1.905cm" svg:y="4.005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xml:id="id115" draw:id="id115" draw:layer="layout" svg:width="1cm" svg:height="0.7cm" svg:x="1.905cm" svg:y="8.005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xml:id="id123" draw:id="id123" draw:layer="layout" svg:width="1cm" svg:height="0.7cm" svg:x="10.806cm" svg:y="6.006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xml:id="id118" draw:id="id118" draw:layer="layout" svg:width="1cm" svg:height="0.7cm" svg:x="10.807cm" svg:y="8.007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xml:id="id116" draw:id="id116" draw:layer="layout" svg:width="1cm" svg:height="0.7cm" svg:x="10.807cm" svg:y="4.007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9" draw:layer="layout" draw:type="curve" svg:x1="2.759cm" svg:y1="4.603cm" svg:x2="4.504cm" svg:y2="6.004cm" draw:start-shape="id117" draw:start-glue-point="9" draw:end-shape="id119" draw:end-glue-point="4" svg:d="M2759 4603c0 1128 1745 428 1745 1401" svg:viewBox="0 0 1746 1402">
          <text:p text:style-name="P1"><text:span text:style-name="T7">I</text:span><text:span text:style-name="T8">1</text:span></text:p>
          <text:p text:style-name="P1"><text:span text:style-name="T9"/></text:p>
          <text:p text:style-name="P1"><text:span text:style-name="T9"/></text:p>
        </draw:connector>
        <draw:connector draw:style-name="gr18" draw:text-style-name="P7" draw:layer="layout" draw:type="curve" svg:x1="2.905cm" svg:y1="6.355cm" svg:x2="4.004cm" svg:y2="6.354cm" draw:start-shape="id120" draw:start-glue-point="10" draw:end-shape="id119" draw:end-glue-point="6" svg:d="M2905 6355c825 0 276-1 1099-1" svg:viewBox="0 0 1100 2">
          <text:p text:style-name="P1"><text:span text:style-name="T1"/></text:p>
          <text:p text:style-name="P1"><text:span text:style-name="T1">. . .</text:span></text:p>
        </draw:connector>
        <draw:connector draw:style-name="gr18" draw:text-style-name="P7" draw:layer="layout" draw:type="curve" svg:x1="2.759cm" svg:y1="8.107cm" svg:x2="4.504cm" svg:y2="6.704cm" draw:start-shape="id115" draw:start-glue-point="11" draw:end-shape="id119" draw:end-glue-point="8" svg:d="M2759 8107c0-1128 1745-427 1745-1403" svg:viewBox="0 0 1746 1404">
          <text:p text:style-name="P1"><text:span text:style-name="T1"/></text:p>
          <text:p text:style-name="P1"><text:span text:style-name="T1"/></text:p>
          <text:p text:style-name="P1"><text:span text:style-name="T1">I</text:span><text:span text:style-name="T5">k</text:span></text:p>
        </draw:connector>
        <draw:connector draw:style-name="gr7" draw:text-style-name="P5" draw:layer="layout" draw:type="curve" svg:x1="5.004cm" svg:y1="6.354cm" svg:x2="6.405cm" svg:y2="6.355cm" draw:start-shape="id119" draw:start-glue-point="10" draw:end-shape="id121" draw:end-glue-point="6" svg:d="M5004 6354c1051 0 351 1 1401 1" svg:viewBox="0 0 1402 2">
          <text:p/>
        </draw:connector>
        <draw:connector draw:style-name="gr7" draw:text-style-name="P5" draw:layer="layout" draw:type="curve" svg:x1="7.405cm" svg:y1="6.355cm" svg:x2="8.805cm" svg:y2="6.355cm" draw:start-shape="id121" draw:start-glue-point="10" draw:end-shape="id122" draw:end-glue-point="6" svg:d="M7405 6355h1400" svg:viewBox="0 0 1401 1">
          <text:p/>
        </draw:connector>
        <draw:connector draw:style-name="gr18" draw:text-style-name="P7" draw:layer="layout" draw:type="curve" svg:x1="9.305cm" svg:y1="6.005cm" svg:x2="10.953cm" svg:y2="4.605cm" draw:start-shape="id122" draw:start-glue-point="4" draw:end-shape="id116" draw:end-glue-point="7" svg:d="M9305 6005c0-972 1648-272 1648-1400" svg:viewBox="0 0 1649 1401">
          <text:p text:style-name="P1"><text:span text:style-name="T1">O</text:span><text:span text:style-name="T5">1</text:span></text:p>
          <text:p text:style-name="P1"><text:span text:style-name="T5"/></text:p>
        </draw:connector>
        <draw:connector draw:style-name="gr18" draw:text-style-name="P10" draw:layer="layout" draw:type="curve" svg:x1="9.305cm" svg:y1="6.705cm" svg:x2="10.953cm" svg:y2="8.109cm" draw:start-shape="id122" draw:start-glue-point="8" draw:end-shape="id118" draw:end-glue-point="5" svg:d="M9305 6705c0 978 1648 276 1648 1404" svg:viewBox="0 0 1649 1405">
          <text:p text:style-name="P1"><text:span text:style-name="T10"/></text:p>
          <text:p text:style-name="P1"><text:span text:style-name="T10">O</text:span><text:span text:style-name="T5">l</text:span></text:p>
        </draw:connector>
        <draw:connector draw:style-name="gr18" draw:text-style-name="P7" draw:layer="layout" draw:type="curve" svg:x1="9.805cm" svg:y1="6.355cm" svg:x2="10.806cm" svg:y2="6.356cm" draw:start-shape="id122" draw:start-glue-point="10" draw:end-shape="id123" draw:end-glue-point="6" svg:d="M9805 6355c751 0 251 1 1001 1" svg:viewBox="0 0 1002 2">
          <text:p text:style-name="P1"><text:span text:style-name="T1"/></text:p>
          <text:p text:style-name="P1"><text:span text:style-name="T1">. . .</text:span></text:p>
        </draw:connector>
        <draw:connector draw:style-name="gr19" draw:text-style-name="P10" draw:layer="layout" draw:type="curve" svg:x1="2.905cm" svg:y1="4.355cm" svg:x2="10.807cm" svg:y2="4.357cm" draw:start-shape="id117" draw:start-glue-point="10" draw:end-shape="id116" draw:end-glue-point="6" svg:d="M2905 4355c5928 0 1977 2 7902 2" svg:viewBox="0 0 7903 3">
          <text:p text:style-name="P1"><text:span text:style-name="T10">C</text:span><text:span text:style-name="T5">1,1</text:span></text:p>
          <text:p text:style-name="P1"><text:span text:style-name="T5"/></text:p>
        </draw:connector>
        <draw:connector draw:style-name="gr19" draw:text-style-name="P5" draw:layer="layout" draw:type="curve" svg:x1="2.905cm" svg:y1="8.355cm" svg:x2="10.807cm" svg:y2="8.357cm" draw:start-shape="id115" draw:start-glue-point="10" draw:end-shape="id118" draw:end-glue-point="6" svg:d="M2905 8355c5928 0 1977 2 7902 2" svg:viewBox="0 0 7903 3"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>C</text:span><text:span text:style-name="T5">l,k</text:span></text:p>
          <text:p text:style-name="P1"><text:span text:style-name="T5"/></text:p>
        </draw:connector>
      </draw:page>
      <draw:page draw:name="page12" draw:style-name="dp1" draw:master-page-name="Výchozí">
        <draw:custom-shape draw:style-name="gr9" draw:text-style-name="P3" xml:id="id124" draw:id="id124" draw:layer="layout" svg:width="1cm" svg:height="0.7cm" svg:x="2.2cm" svg:y="2.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25" draw:id="id125" draw:layer="layout" svg:width="1cm" svg:height="0.7cm" svg:x="2.201cm" svg:y="4.201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26" draw:id="id126" draw:layer="layout" svg:width="1cm" svg:height="0.7cm" svg:x="2.201cm" svg:y="5.901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27" draw:id="id127" draw:layer="layout" svg:width="1cm" svg:height="0.7cm" svg:x="4.402cm" svg:y="4.202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type="curve" svg:x1="2.7cm" svg:y1="3.1cm" svg:x2="2.701cm" svg:y2="4.201cm" draw:start-shape="id124" draw:start-glue-point="8" draw:end-shape="id125" draw:end-glue-point="4" svg:d="M2700 3100c0 826 1 276 1 1101" svg:viewBox="0 0 2 1102">
          <text:p/>
        </draw:connector>
        <draw:connector draw:style-name="gr22" draw:text-style-name="P5" draw:layer="layout" draw:type="curve" svg:x1="2.701cm" svg:y1="4.901cm" svg:x2="2.701cm" svg:y2="5.901cm" draw:start-shape="id125" draw:start-glue-point="8" draw:end-shape="id126" draw:end-glue-point="4" svg:d="M2701 4901v1000" svg:viewBox="0 0 1 1001">
          <text:p/>
        </draw:connector>
        <draw:connector draw:style-name="gr7" draw:text-style-name="P5" draw:layer="layout" draw:type="curve" svg:x1="3.2cm" svg:y1="2.75cm" svg:x2="4.902cm" svg:y2="4.202cm" draw:start-shape="id124" draw:start-glue-point="10" draw:end-shape="id127" draw:end-glue-point="4" svg:d="M3200 2750c1135 0 1702 484 1702 1452" svg:viewBox="0 0 1703 1453">
          <text:p/>
        </draw:connector>
        <draw:connector draw:style-name="gr23" draw:text-style-name="P5" draw:layer="layout" draw:type="curve" svg:x1="4.902cm" svg:y1="4.902cm" svg:x2="3.201cm" svg:y2="6.251cm" draw:start-shape="id127" draw:start-glue-point="8" draw:end-shape="id126" draw:end-glue-point="10" svg:d="M4902 4902c0 900-567 1349-1701 1349" svg:viewBox="0 0 1702 1350">
          <text:p/>
        </draw:connector>
        <draw:custom-shape draw:style-name="gr9" draw:text-style-name="P3" xml:id="id128" draw:id="id128" draw:layer="layout" svg:width="1cm" svg:height="0.7cm" svg:x="2.2cm" svg:y="8.0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29" draw:id="id129" draw:layer="layout" svg:width="1cm" svg:height="0.7cm" svg:x="2.201cm" svg:y="9.802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0" draw:id="id130" draw:layer="layout" svg:width="1cm" svg:height="0.7cm" svg:x="2.201cm" svg:y="11.502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31" draw:id="id131" draw:layer="layout" svg:width="1cm" svg:height="0.7cm" svg:x="4.402cm" svg:y="9.803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type="curve" svg:x1="2.7cm" svg:y1="8.701cm" svg:x2="2.701cm" svg:y2="9.802cm" draw:start-shape="id128" draw:start-glue-point="8" draw:end-shape="id129" draw:end-glue-point="4" svg:d="M2700 8701c0 826 1 276 1 1101" svg:viewBox="0 0 2 1102">
          <text:p/>
        </draw:connector>
        <draw:connector draw:style-name="gr22" draw:text-style-name="P5" draw:layer="layout" draw:type="curve" svg:x1="2.701cm" svg:y1="10.502cm" svg:x2="2.701cm" svg:y2="11.502cm" draw:start-shape="id129" draw:start-glue-point="8" draw:end-shape="id130" draw:end-glue-point="4" svg:d="M2701 10502v1000" svg:viewBox="0 0 1 1001">
          <text:p/>
        </draw:connector>
        <draw:connector draw:style-name="gr23" draw:text-style-name="P5" draw:layer="layout" draw:type="curve" svg:x1="3.2cm" svg:y1="8.351cm" svg:x2="4.902cm" svg:y2="9.803cm" draw:start-shape="id128" draw:start-glue-point="10" draw:end-shape="id131" draw:end-glue-point="4" svg:d="M3200 8351c1135 0 1702 484 1702 1452" svg:viewBox="0 0 1703 1453">
          <text:p/>
        </draw:connector>
        <draw:connector draw:style-name="gr24" draw:text-style-name="P5" draw:layer="layout" draw:type="curve" svg:x1="4.902cm" svg:y1="10.503cm" svg:x2="3.201cm" svg:y2="11.852cm" draw:start-shape="id131" draw:start-glue-point="8" draw:end-shape="id130" draw:end-glue-point="10" svg:d="M4902 10503c0 900-567 1349-1701 1349" svg:viewBox="0 0 1702 1350">
          <text:p/>
        </draw:connector>
        <draw:connector draw:style-name="gr7" draw:text-style-name="P5" draw:layer="layout" draw:type="curve" svg:x1="5.89cm" svg:y1="8.665cm" svg:x2="5.402cm" svg:y2="10.153cm" draw:end-shape="id131" draw:end-glue-point="10" svg:d="M5890 8665c21 0 265 1488-488 1488" svg:viewBox="0 0 543 1489">
          <text:p/>
        </draw:connector>
        <draw:connector draw:style-name="gr7" draw:text-style-name="P5" draw:layer="layout" draw:type="curve" svg:x1="5.402cm" svg:y1="4.552cm" svg:x2="6.022cm" svg:y2="5.666cm" draw:start-shape="id127" draw:start-glue-point="10" svg:d="M5402 4552c841 0 532 1114 620 1114" svg:viewBox="0 0 621 1115">
          <text:p/>
        </draw:connector>
        <draw:custom-shape draw:style-name="gr9" draw:text-style-name="P3" xml:id="id132" draw:id="id132" draw:layer="layout" svg:width="1cm" svg:height="0.7cm" svg:x="2.201cm" svg:y="13.1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3" draw:id="id133" draw:layer="layout" svg:width="1cm" svg:height="0.7cm" svg:x="2.202cm" svg:y="14.903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4" draw:id="id134" draw:layer="layout" svg:width="1cm" svg:height="0.7cm" svg:x="2.202cm" svg:y="16.603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35" draw:id="id135" draw:layer="layout" svg:width="1cm" svg:height="0.7cm" svg:x="4.403cm" svg:y="14.904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type="curve" svg:x1="2.701cm" svg:y1="13.802cm" svg:x2="2.702cm" svg:y2="14.903cm" draw:start-shape="id132" draw:start-glue-point="8" draw:end-shape="id133" draw:end-glue-point="4" svg:d="M2701 13802c0 826 1 276 1 1101" svg:viewBox="0 0 2 1102">
          <text:p/>
        </draw:connector>
        <draw:connector draw:style-name="gr22" draw:text-style-name="P5" draw:layer="layout" draw:type="curve" svg:x1="2.702cm" svg:y1="15.603cm" svg:x2="2.702cm" svg:y2="16.603cm" draw:start-shape="id133" draw:start-glue-point="8" draw:end-shape="id134" draw:end-glue-point="4" svg:d="M2702 15603v1000" svg:viewBox="0 0 1 1001">
          <text:p/>
        </draw:connector>
        <draw:connector draw:style-name="gr23" draw:text-style-name="P5" draw:layer="layout" draw:type="curve" svg:x1="3.201cm" svg:y1="13.452cm" svg:x2="4.903cm" svg:y2="14.904cm" draw:start-shape="id132" draw:start-glue-point="10" draw:end-shape="id135" draw:end-glue-point="4" svg:d="M3201 13452c1135 0 1702 484 1702 1452" svg:viewBox="0 0 1703 1453">
          <text:p/>
        </draw:connector>
        <draw:connector draw:style-name="gr23" draw:text-style-name="P5" draw:layer="layout" draw:type="curve" svg:x1="4.903cm" svg:y1="15.604cm" svg:x2="3.202cm" svg:y2="16.953cm" draw:start-shape="id135" draw:start-glue-point="8" draw:end-shape="id134" draw:end-glue-point="10" svg:d="M4903 15604c0 900-567 1349-1701 1349" svg:viewBox="0 0 1702 1350">
          <text:p/>
        </draw:connector>
        <draw:custom-shape draw:style-name="gr9" draw:text-style-name="P3" xml:id="id136" draw:id="id136" draw:layer="layout" svg:width="1cm" svg:height="0.7cm" svg:x="2.202cm" svg:y="18.20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7" draw:id="id137" draw:layer="layout" svg:width="1cm" svg:height="0.7cm" svg:x="2.203cm" svg:y="20.004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8" draw:id="id138" draw:layer="layout" svg:width="1cm" svg:height="0.7cm" svg:x="2.203cm" svg:y="21.704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39" draw:id="id139" draw:layer="layout" svg:width="1cm" svg:height="0.7cm" svg:x="4.304cm" svg:y="18.205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draw:type="curve" svg:x1="2.702cm" svg:y1="18.903cm" svg:x2="2.703cm" svg:y2="20.004cm" draw:start-shape="id136" draw:start-glue-point="8" draw:end-shape="id137" draw:end-glue-point="4" svg:d="M2702 18903c0 826 1 276 1 1101" svg:viewBox="0 0 2 1102">
          <text:p/>
        </draw:connector>
        <draw:connector draw:style-name="gr22" draw:text-style-name="P5" draw:layer="layout" draw:type="curve" svg:x1="2.703cm" svg:y1="20.704cm" svg:x2="2.703cm" svg:y2="21.704cm" draw:start-shape="id137" draw:start-glue-point="8" draw:end-shape="id138" draw:end-glue-point="4" svg:d="M2703 20704v1000" svg:viewBox="0 0 1 1001">
          <text:p/>
        </draw:connector>
        <draw:custom-shape draw:style-name="gr10" draw:text-style-name="P6" xml:id="id140" draw:id="id140" draw:layer="layout" svg:width="1cm" svg:height="0.7cm" svg:x="6.505cm" svg:y="18.206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3" draw:id="id143" draw:layer="layout" svg:width="1cm" svg:height="0.7cm" svg:x="4.205cm" svg:y="20.006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4" draw:id="id144" draw:layer="layout" svg:width="1cm" svg:height="0.7cm" svg:x="8.205cm" svg:y="20.006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2" draw:id="id142" draw:layer="layout" svg:width="1cm" svg:height="0.7cm" svg:x="6.406cm" svg:y="21.707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1" draw:id="id141" draw:layer="layout" svg:width="1cm" svg:height="0.7cm" svg:x="4.007cm" svg:y="21.708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3.202cm" svg:y1="18.553cm" svg:x2="4.304cm" svg:y2="18.555cm" draw:start-shape="id136" draw:start-glue-point="10" draw:end-shape="id139" draw:end-glue-point="6" svg:d="M3202 18553c828 0 277 2 1102 2" svg:viewBox="0 0 1103 3">
          <text:p/>
        </draw:connector>
        <draw:connector draw:style-name="gr7" draw:text-style-name="P5" draw:layer="layout" draw:type="curve" svg:x1="5.304cm" svg:y1="18.555cm" svg:x2="6.505cm" svg:y2="18.556cm" draw:start-shape="id139" draw:start-glue-point="10" draw:end-shape="id140" draw:end-glue-point="6" svg:d="M5304 18555c901 0 301 1 1201 1" svg:viewBox="0 0 1202 2">
          <text:p/>
        </draw:connector>
        <draw:connector draw:style-name="gr7" draw:text-style-name="P5" draw:layer="layout" draw:type="curve" svg:x1="4.007cm" svg:y1="22.058cm" svg:x2="3.203cm" svg:y2="22.054cm" draw:start-shape="id141" draw:start-glue-point="6" draw:end-shape="id138" draw:end-glue-point="10" svg:d="M4007 22058c-601 0-200-4-804-4" svg:viewBox="0 0 805 5">
          <text:p/>
        </draw:connector>
        <draw:connector draw:style-name="gr7" draw:text-style-name="P5" draw:layer="layout" draw:type="curve" svg:x1="6.406cm" svg:y1="22.057cm" svg:x2="5.007cm" svg:y2="22.058cm" draw:start-shape="id142" draw:start-glue-point="6" draw:end-shape="id141" draw:end-glue-point="10" svg:d="M6406 22057c-1048 0-349 1-1399 1" svg:viewBox="0 0 1400 2">
          <text:p/>
        </draw:connector>
        <draw:connector draw:style-name="gr7" draw:text-style-name="P5" draw:layer="layout" draw:type="line" svg:x1="7.005cm" svg:y1="18.906cm" svg:x2="4.705cm" svg:y2="20.006cm" draw:start-shape="id140" draw:start-glue-point="8" draw:end-shape="id143" draw:end-glue-point="4" svg:d="M7005 18906l-2300 1100" svg:viewBox="0 0 2301 1101">
          <text:p/>
        </draw:connector>
        <draw:connector draw:style-name="gr23" draw:text-style-name="P5" draw:layer="layout" draw:type="line" svg:x1="7.005cm" svg:y1="18.906cm" svg:x2="8.705cm" svg:y2="20.006cm" draw:start-shape="id140" draw:start-glue-point="8" draw:end-shape="id144" draw:end-glue-point="4" svg:d="M7005 18906l1700 1100" svg:viewBox="0 0 1701 1101">
          <text:p/>
        </draw:connector>
        <draw:connector draw:style-name="gr7" draw:text-style-name="P5" draw:layer="layout" draw:type="line" svg:x1="4.705cm" svg:y1="20.706cm" svg:x2="6.906cm" svg:y2="21.707cm" draw:start-shape="id143" draw:start-glue-point="8" draw:end-shape="id142" draw:end-glue-point="4" svg:d="M4705 20706l2201 1001" svg:viewBox="0 0 2202 1002">
          <text:p/>
        </draw:connector>
        <draw:connector draw:style-name="gr23" draw:text-style-name="P5" draw:layer="layout" draw:type="line" svg:x1="8.705cm" svg:y1="20.706cm" svg:x2="6.906cm" svg:y2="21.707cm" draw:start-shape="id144" draw:start-glue-point="8" draw:end-shape="id142" draw:end-glue-point="4" svg:d="M8705 20706l-1799 1001" svg:viewBox="0 0 1800 1002">
          <text:p/>
        </draw:connector>
        <draw:custom-shape draw:style-name="gr9" draw:text-style-name="P3" xml:id="id145" draw:id="id145" draw:layer="layout" svg:width="1cm" svg:height="0.7cm" svg:x="12.503cm" svg:y="18.20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49" draw:id="id149" draw:layer="layout" svg:width="1cm" svg:height="0.7cm" svg:x="12.504cm" svg:y="21.705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6" draw:id="id146" draw:layer="layout" svg:width="1cm" svg:height="0.7cm" svg:x="14.605cm" svg:y="18.206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7" draw:id="id147" draw:layer="layout" svg:width="1cm" svg:height="0.7cm" svg:x="16.806cm" svg:y="18.207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51" draw:id="id151" draw:layer="layout" svg:width="1cm" svg:height="0.7cm" svg:x="14.506cm" svg:y="20.007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50" draw:id="id150" draw:layer="layout" svg:width="1cm" svg:height="0.7cm" svg:x="16.707cm" svg:y="21.708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8" draw:id="id148" draw:layer="layout" svg:width="1cm" svg:height="0.7cm" svg:x="14.308cm" svg:y="21.709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13.503cm" svg:y1="18.554cm" svg:x2="14.605cm" svg:y2="18.556cm" draw:start-shape="id145" draw:start-glue-point="10" draw:end-shape="id146" draw:end-glue-point="6" svg:d="M13503 18554c828 0 277 2 1102 2" svg:viewBox="0 0 1103 3">
          <text:p/>
        </draw:connector>
        <draw:connector draw:style-name="gr7" draw:text-style-name="P5" draw:layer="layout" draw:type="curve" svg:x1="15.605cm" svg:y1="18.556cm" svg:x2="16.806cm" svg:y2="18.557cm" draw:start-shape="id146" draw:start-glue-point="10" draw:end-shape="id147" draw:end-glue-point="6" svg:d="M15605 18556c901 0 301 1 1201 1" svg:viewBox="0 0 1202 2">
          <text:p/>
        </draw:connector>
        <draw:connector draw:style-name="gr7" draw:text-style-name="P5" draw:layer="layout" draw:type="curve" svg:x1="14.308cm" svg:y1="22.059cm" svg:x2="13.504cm" svg:y2="22.055cm" draw:start-shape="id148" draw:start-glue-point="6" draw:end-shape="id149" draw:end-glue-point="10" svg:d="M14308 22059c-601 0-200-4-804-4" svg:viewBox="0 0 805 5">
          <text:p/>
        </draw:connector>
        <draw:connector draw:style-name="gr7" draw:text-style-name="P5" draw:layer="layout" draw:type="curve" svg:x1="16.707cm" svg:y1="22.058cm" svg:x2="15.308cm" svg:y2="22.059cm" draw:start-shape="id150" draw:start-glue-point="6" draw:end-shape="id148" draw:end-glue-point="10" svg:d="M16707 22058c-1048 0-349 1-1399 1" svg:viewBox="0 0 1400 2">
          <text:p/>
        </draw:connector>
        <draw:connector draw:style-name="gr7" draw:text-style-name="P5" draw:layer="layout" draw:type="line" svg:x1="17.306cm" svg:y1="18.907cm" svg:x2="15.006cm" svg:y2="20.007cm" draw:start-shape="id147" draw:start-glue-point="8" draw:end-shape="id151" draw:end-glue-point="4" svg:d="M17306 18907l-2300 1100" svg:viewBox="0 0 2301 1101">
          <text:p/>
        </draw:connector>
        <draw:connector draw:style-name="gr7" draw:text-style-name="P5" draw:layer="layout" draw:type="line" svg:x1="15.006cm" svg:y1="20.707cm" svg:x2="17.207cm" svg:y2="21.708cm" draw:start-shape="id151" draw:start-glue-point="8" draw:end-shape="id150" draw:end-glue-point="4" svg:d="M15006 20707l2201 1001" svg:viewBox="0 0 2202 1002">
          <text:p/>
        </draw:connector>
        <draw:connector draw:style-name="gr25" draw:text-style-name="P5" draw:layer="layout" draw:type="curve" svg:x1="13.003cm" svg:y1="18.904cm" svg:x2="13.004cm" svg:y2="21.705cm" draw:start-shape="id145" draw:start-glue-point="8" draw:end-shape="id149" draw:end-glue-point="4" svg:d="M13003 18904c0 2101 1 701 1 2801" svg:viewBox="0 0 2 2802">
          <text:p/>
        </draw:connector>
        <draw:custom-shape draw:style-name="gr9" draw:text-style-name="P3" xml:id="id152" draw:id="id152" draw:layer="layout" svg:width="1cm" svg:height="0.7cm" svg:x="12.502cm" svg:y="13.10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53" draw:id="id153" draw:layer="layout" svg:width="1cm" svg:height="0.7cm" svg:x="12.503cm" svg:y="16.604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5" draw:layer="layout" draw:type="curve" svg:x1="13.002cm" svg:y1="13.803cm" svg:x2="13.003cm" svg:y2="16.604cm" draw:start-shape="id152" draw:start-glue-point="8" draw:end-shape="id153" draw:end-glue-point="4" svg:d="M13002 13803c0 2101 1 701 1 2801" svg:viewBox="0 0 2 2802">
          <text:p/>
        </draw:connector>
        <draw:custom-shape draw:style-name="gr9" draw:text-style-name="P3" xml:id="id156" draw:id="id156" draw:layer="layout" svg:width="1cm" svg:height="0.7cm" svg:x="12.501cm" svg:y="8.0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55" draw:id="id155" draw:layer="layout" svg:width="1cm" svg:height="0.7cm" svg:x="12.502cm" svg:y="11.503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54" draw:id="id154" draw:layer="layout" svg:width="1cm" svg:height="0.7cm" svg:x="14.703cm" svg:y="9.804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5" draw:layer="layout" draw:type="curve" svg:x1="15.203cm" svg:y1="10.504cm" svg:x2="13.502cm" svg:y2="11.853cm" draw:start-shape="id154" draw:start-glue-point="8" draw:end-shape="id155" draw:end-glue-point="10" svg:d="M15203 10504c0 900-567 1349-1701 1349" svg:viewBox="0 0 1702 1350">
          <text:p/>
        </draw:connector>
        <draw:connector draw:style-name="gr7" draw:text-style-name="P5" draw:layer="layout" draw:type="curve" svg:x1="16.191cm" svg:y1="8.666cm" svg:x2="15.703cm" svg:y2="10.154cm" draw:end-shape="id154" draw:end-glue-point="10" svg:d="M16191 8666c21 0 265 1488-488 1488" svg:viewBox="0 0 543 1489">
          <text:p/>
        </draw:connector>
        <draw:connector draw:style-name="gr25" draw:text-style-name="P5" draw:layer="layout" draw:type="curve" svg:x1="13.001cm" svg:y1="8.702cm" svg:x2="13.002cm" svg:y2="11.503cm" draw:start-shape="id156" draw:start-glue-point="8" draw:end-shape="id155" draw:end-glue-point="4" svg:d="M13001 8702c0 2101 1 701 1 2801" svg:viewBox="0 0 2 2802">
          <text:p/>
        </draw:connector>
        <draw:custom-shape draw:style-name="gr9" draw:text-style-name="P3" xml:id="id157" draw:id="id157" draw:layer="layout" svg:width="1cm" svg:height="0.7cm" svg:x="12.567cm" svg:y="2.4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59" draw:id="id159" draw:layer="layout" svg:width="1cm" svg:height="0.7cm" svg:x="12.568cm" svg:y="5.902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58" draw:id="id158" draw:layer="layout" svg:width="1cm" svg:height="0.7cm" svg:x="14.769cm" svg:y="4.203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13.567cm" svg:y1="2.751cm" svg:x2="15.269cm" svg:y2="4.203cm" draw:start-shape="id157" draw:start-glue-point="10" draw:end-shape="id158" draw:end-glue-point="4" svg:d="M13567 2751c1135 0 1702 484 1702 1452" svg:viewBox="0 0 1703 1453">
          <text:p/>
        </draw:connector>
        <draw:connector draw:style-name="gr7" draw:text-style-name="P5" draw:layer="layout" draw:type="curve" svg:x1="15.769cm" svg:y1="4.553cm" svg:x2="16.389cm" svg:y2="5.667cm" draw:start-shape="id158" draw:start-glue-point="10" svg:d="M15769 4553c841 0 532 1114 620 1114" svg:viewBox="0 0 621 1115">
          <text:p/>
        </draw:connector>
        <draw:connector draw:style-name="gr25" draw:text-style-name="P5" draw:layer="layout" draw:type="curve" svg:x1="13.067cm" svg:y1="3.101cm" svg:x2="13.068cm" svg:y2="5.902cm" draw:start-shape="id157" draw:start-glue-point="8" draw:end-shape="id159" draw:end-glue-point="4" svg:d="M13067 3101c0 2101 1 701 1 2801" svg:viewBox="0 0 2 2802">
          <text:p/>
        </draw:connector>
        <draw:line draw:style-name="gr12" draw:text-style-name="P7" draw:layer="layout" svg:x1="9.6cm" svg:y1="20.4cm" svg:x2="11.8cm" svg:y2="20.4cm">
          <text:p text:style-name="P1"><text:span text:style-name="T1">Variant detection</text:span></text:p>
          <text:p text:style-name="P1"><text:span text:style-name="T1"/></text:p>
          <text:p text:style-name="P1"><text:span text:style-name="T1"/></text:p>
        </draw:line>
        <draw:line draw:style-name="gr12" draw:text-style-name="P7" draw:layer="layout" svg:x1="9.606cm" svg:y1="15.311cm" svg:x2="11.806cm" svg:y2="15.311cm">
          <text:p text:style-name="P1"><text:span text:style-name="T1">Variant detection</text:span></text:p>
          <text:p text:style-name="P1"><text:span text:style-name="T1"/></text:p>
          <text:p text:style-name="P1"><text:span text:style-name="T1"/></text:p>
        </draw:line>
        <draw:line draw:style-name="gr12" draw:text-style-name="P7" draw:layer="layout" svg:x1="9.606cm" svg:y1="10.311cm" svg:x2="11.806cm" svg:y2="10.311cm">
          <text:p text:style-name="P1"><text:span text:style-name="T1">Variant detection</text:span></text:p>
          <text:p text:style-name="P1"><text:span text:style-name="T1"/></text:p>
          <text:p text:style-name="P1"><text:span text:style-name="T1"/></text:p>
        </draw:line>
        <draw:line draw:style-name="gr12" draw:text-style-name="P7" draw:layer="layout" svg:x1="9.612cm" svg:y1="4.622cm" svg:x2="11.812cm" svg:y2="4.622cm">
          <text:p text:style-name="P1"><text:span text:style-name="T1">Variant detection</text:span></text:p>
          <text:p text:style-name="P1"><text:span text:style-name="T1"/></text:p>
          <text:p text:style-name="P1"><text:span text:style-name="T1"/></text:p>
        </draw:line>
        <draw:custom-shape draw:style-name="gr26" draw:text-style-name="P11" draw:layer="layout" svg:width="1.1cm" svg:height="1.7cm" svg:x="1cm" svg:y="3.7cm">
          <text:p text:style-name="P1"><text:span text:style-name="T1">a)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1.1cm" svg:height="1.7cm" svg:x="1cm" svg:y="9.4cm">
          <text:p text:style-name="P1"><text:span text:style-name="T1">b)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1.1cm" svg:height="1.7cm" svg:x="1cm" svg:y="14.4cm">
          <text:p text:style-name="P1"><text:span text:style-name="T1">c)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1.1cm" svg:height="1.7cm" svg:x="1cm" svg:y="19.6cm">
          <text:p text:style-name="P1"><text:span text:style-name="T1">d)</text:span>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Výchozí">
        <draw:custom-shape draw:style-name="gr27" draw:text-style-name="P6" xml:id="id160" draw:id="id160" draw:layer="layout" svg:width="1.397cm" svg:height="1.003cm" svg:x="1.603cm" svg:y="2.1cm">
          <text:p text:style-name="P1"><text:span text:style-name="T2">TTG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61" draw:id="id161" draw:layer="layout" svg:width="1.397cm" svg:height="1.003cm" svg:x="1.603cm" svg:y="4cm">
          <text:p text:style-name="P1"><text:span text:style-name="T2">TGC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62" draw:id="id162" draw:layer="layout" svg:width="1.397cm" svg:height="1.003cm" svg:x="1.603cm" svg:y="5.9cm">
          <text:p text:style-name="P1"><text:span text:style-name="T2">GCG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63" draw:id="id163" draw:layer="layout" svg:width="1.397cm" svg:height="1.003cm" svg:x="3.903cm" svg:y="5.8cm">
          <text:p text:style-name="P1"><text:span text:style-name="T2">CG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64" draw:id="id164" draw:layer="layout" svg:width="1.397cm" svg:height="1.003cm" svg:x="3.903cm" svg:y="7.6cm">
          <text:p text:style-name="P1"><text:span text:style-name="T2">GC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65" draw:id="id165" draw:layer="layout" svg:width="1.397cm" svg:height="1.003cm" svg:x="6.203cm" svg:y="7.5cm">
          <text:p text:style-name="P1"><text:span text:style-name="T2">CT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5" draw:layer="layout" draw:type="curve" svg:x1="2.302cm" svg:y1="3.103cm" svg:x2="2.302cm" svg:y2="4cm" draw:start-shape="id160" draw:start-glue-point="8" draw:end-shape="id161" draw:end-glue-point="4" svg:d="M2302 3103v897" svg:viewBox="0 0 1 898">
          <text:p text:style-name="P1"><text:span text:style-name="T1">n – 1          </text:span></text:p>
          <text:p text:style-name="P1"><text:span text:style-name="T1"/></text:p>
        </draw:connector>
        <draw:connector draw:style-name="gr18" draw:text-style-name="P5" draw:layer="layout" draw:type="curve" svg:x1="2.302cm" svg:y1="5.003cm" svg:x2="2.302cm" svg:y2="5.9cm" draw:start-shape="id161" draw:start-glue-point="8" draw:end-shape="id162" draw:end-glue-point="4" svg:d="M2302 5003v897" svg:viewBox="0 0 1 898">
          <text:p text:style-name="P1"><text:span text:style-name="T1">n – 1          </text:span></text:p>
          <text:p text:style-name="P1"><text:span text:style-name="T1"/></text:p>
        </draw:connector>
        <draw:connector draw:style-name="gr18" draw:text-style-name="P5" draw:layer="layout" draw:type="curve" svg:x1="3cm" svg:y1="6.402cm" svg:x2="3.903cm" svg:y2="6.302cm" draw:start-shape="id162" draw:start-glue-point="10" draw:end-shape="id163" draw:end-glue-point="6" svg:d="M3000 6402c676 0 225-100 903-100" svg:viewBox="0 0 904 101">
          <text:p text:style-name="P1"><text:span text:style-name="T1">n – 1</text:span></text:p>
          <text:p text:style-name="P1"><text:span text:style-name="T1"/></text:p>
          <text:p text:style-name="P1"><text:span text:style-name="T1"/></text:p>
        </draw:connector>
        <draw:connector draw:style-name="gr18" draw:text-style-name="P5" draw:layer="layout" draw:type="curve" svg:x1="4.602cm" svg:y1="6.803cm" svg:x2="4.602cm" svg:y2="7.6cm" draw:start-shape="id163" draw:start-glue-point="8" draw:end-shape="id164" draw:end-glue-point="4" svg:d="M4602 6803v797" svg:viewBox="0 0 1 798">
          <text:p text:style-name="P1"><text:span text:style-name="T1">n – 1          </text:span></text:p>
          <text:p text:style-name="P1"><text:span text:style-name="T1"/></text:p>
        </draw:connector>
        <draw:connector draw:style-name="gr18" draw:text-style-name="P5" draw:layer="layout" draw:type="curve" svg:x1="5.3cm" svg:y1="8.102cm" svg:x2="6.203cm" svg:y2="8.002cm" draw:start-shape="id164" draw:start-glue-point="10" draw:end-shape="id165" draw:end-glue-point="6" svg:d="M5300 8102c676 0 225-100 903-100" svg:viewBox="0 0 904 101">
          <text:p text:style-name="P1"><text:span text:style-name="T1">n – 1</text:span></text:p>
          <text:p text:style-name="P1"><text:span text:style-name="T1"/></text:p>
          <text:p text:style-name="P1"><text:span text:style-name="T1"/></text:p>
        </draw:connector>
        <draw:custom-shape draw:style-name="gr27" draw:text-style-name="P6" xml:id="id166" draw:id="id166" draw:layer="layout" svg:width="1.397cm" svg:height="1.003cm" svg:x="3.703cm" svg:y="2.1cm">
          <text:p text:style-name="P1"><text:span text:style-name="T2">TG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67" draw:id="id167" draw:layer="layout" svg:width="1.397cm" svg:height="1.003cm" svg:x="3.703cm" svg:y="4cm">
          <text:p text:style-name="P1"><text:span text:style-name="T2">GCA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68" draw:id="id168" draw:layer="layout" svg:width="1.397cm" svg:height="1.003cm" svg:x="6.203cm" svg:y="4cm">
          <text:p text:style-name="P1"><text:span text:style-name="T2">CA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69" draw:id="id169" draw:layer="layout" svg:width="1.397cm" svg:height="1.003cm" svg:x="6.203cm" svg:y="5.9cm">
          <text:p text:style-name="P1"><text:span text:style-name="T2">AC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5" draw:layer="layout" draw:type="curve" svg:x1="3cm" svg:y1="2.602cm" svg:x2="3.703cm" svg:y2="2.602cm" draw:start-shape="id160" draw:start-glue-point="10" draw:end-shape="id166" draw:end-glue-point="6" svg:d="M3000 2602h703" svg:viewBox="0 0 704 1">
          <text:p text:style-name="P1"><text:span text:style-name="T1">1</text:span></text:p>
          <text:p text:style-name="P1"><text:span text:style-name="T1"/></text:p>
          <text:p text:style-name="P1"><text:span text:style-name="T1"/></text:p>
        </draw:connector>
        <draw:connector draw:style-name="gr18" draw:text-style-name="P5" draw:layer="layout" draw:type="curve" svg:x1="4.402cm" svg:y1="3.103cm" svg:x2="4.402cm" svg:y2="4cm" draw:start-shape="id166" draw:start-glue-point="8" draw:end-shape="id167" draw:end-glue-point="4" svg:d="M4402 3103v897" svg:viewBox="0 0 1 898">
          <text:p text:style-name="P1"><text:span text:style-name="T1">1     </text:span></text:p>
        </draw:connector>
        <draw:connector draw:style-name="gr18" draw:text-style-name="P5" draw:layer="layout" draw:type="curve" svg:x1="5.1cm" svg:y1="4.502cm" svg:x2="6.203cm" svg:y2="4.502cm" draw:start-shape="id167" draw:start-glue-point="10" draw:end-shape="id168" draw:end-glue-point="6" svg:d="M5100 4502h1103" svg:viewBox="0 0 1104 1">
          <text:p text:style-name="P1"><text:span text:style-name="T1">1</text:span></text:p>
          <text:p text:style-name="P1"><text:span text:style-name="T1"/></text:p>
          <text:p text:style-name="P1"><text:span text:style-name="T1"/></text:p>
        </draw:connector>
        <draw:connector draw:style-name="gr18" draw:text-style-name="P5" draw:layer="layout" draw:type="curve" svg:x1="6.902cm" svg:y1="5.003cm" svg:x2="6.902cm" svg:y2="5.9cm" draw:start-shape="id168" draw:start-glue-point="8" draw:end-shape="id169" draw:end-glue-point="4" svg:d="M6902 5003v897" svg:viewBox="0 0 1 898">
          <text:p text:style-name="P1"><text:span text:style-name="T1">1      </text:span></text:p>
        </draw:connector>
        <draw:connector draw:style-name="gr18" draw:text-style-name="P5" draw:layer="layout" draw:type="curve" svg:x1="6.902cm" svg:y1="6.903cm" svg:x2="6.902cm" svg:y2="7.5cm" draw:start-shape="id169" draw:start-glue-point="8" draw:end-shape="id165" draw:end-glue-point="4" svg:d="M6902 6903v597" svg:viewBox="0 0 1 598">
          <text:p text:style-name="P1"><text:span text:style-name="T1">1     </text:span></text:p>
        </draw:connector>
        <draw:connector draw:style-name="gr18" draw:text-style-name="P7" draw:layer="layout" draw:type="curve" svg:x1="1.439cm" svg:y1="1.376cm" svg:x2="2.302cm" svg:y2="2.1cm" draw:end-shape="id160" draw:end-glue-point="4" svg:d="M1439 1376c0 166 863-195 863 724" svg:viewBox="0 0 864 725">
          <text:p text:style-name="P1"><text:span text:style-name="T1">n</text:span></text:p>
        </draw:connector>
        <draw:connector draw:style-name="gr18" draw:text-style-name="P5" draw:layer="layout" draw:type="curve" svg:x1="6.902cm" svg:y1="8.503cm" svg:x2="8.171cm" svg:y2="9.145cm" draw:start-shape="id165" draw:start-glue-point="8" svg:d="M6902 8503c0 858 1269 537 1269 642" svg:viewBox="0 0 1270 643">
          <text:p text:style-name="P1"><text:span text:style-name="T1">n</text:span></text:p>
        </draw:connector>
        <draw:custom-shape draw:style-name="gr27" draw:text-style-name="P6" xml:id="id170" draw:id="id170" draw:layer="layout" svg:width="1.397cm" svg:height="1.003cm" svg:x="12.804cm" svg:y="2.1cm">
          <text:p text:style-name="P1"><text:span text:style-name="T2">TTG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71" draw:id="id171" draw:layer="layout" svg:width="1.397cm" svg:height="1.003cm" svg:x="12.804cm" svg:y="4cm">
          <text:p text:style-name="P1"><text:span text:style-name="T2">TGC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72" draw:id="id172" draw:layer="layout" svg:width="1.397cm" svg:height="1.003cm" svg:x="12.804cm" svg:y="5.9cm">
          <text:p text:style-name="P1"><text:span text:style-name="T2">GCG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73" draw:id="id173" draw:layer="layout" svg:width="1.397cm" svg:height="1.003cm" svg:x="12.804cm" svg:y="8.1cm">
          <text:p text:style-name="P1"><text:span text:style-name="T2">CG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74" draw:id="id174" draw:layer="layout" svg:width="1.397cm" svg:height="1.003cm" svg:x="15.004cm" svg:y="8.1cm">
          <text:p text:style-name="P1"><text:span text:style-name="T2">GC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75" draw:id="id175" draw:layer="layout" svg:width="1.397cm" svg:height="1.003cm" svg:x="17.204cm" svg:y="8.1cm">
          <text:p text:style-name="P1"><text:span text:style-name="T2">CT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5" draw:layer="layout" draw:type="curve" svg:x1="13.503cm" svg:y1="3.103cm" svg:x2="13.503cm" svg:y2="4cm" draw:start-shape="id170" draw:start-glue-point="8" draw:end-shape="id171" draw:end-glue-point="4" svg:d="M13503 3103v897" svg:viewBox="0 0 1 898">
          <text:p text:style-name="P1"><text:span text:style-name="T1">n      </text:span></text:p>
        </draw:connector>
        <draw:connector draw:style-name="gr18" draw:text-style-name="P5" draw:layer="layout" draw:type="curve" svg:x1="13.503cm" svg:y1="5.003cm" svg:x2="13.503cm" svg:y2="5.9cm" draw:start-shape="id171" draw:start-glue-point="8" draw:end-shape="id172" draw:end-glue-point="4" svg:d="M13503 5003v897" svg:viewBox="0 0 1 898">
          <text:p text:style-name="P1"><text:span text:style-name="T1">n     </text:span></text:p>
        </draw:connector>
        <draw:connector draw:style-name="gr18" draw:text-style-name="P5" draw:layer="layout" draw:type="curve" svg:x1="13.503cm" svg:y1="6.903cm" svg:x2="13.503cm" svg:y2="8.1cm" draw:start-shape="id172" draw:start-glue-point="8" draw:end-shape="id173" draw:end-glue-point="4" svg:d="M13503 6903v1197" svg:viewBox="0 0 1 1198">
          <text:p text:style-name="P1"><text:span text:style-name="T1">n     </text:span></text:p>
          <text:p text:style-name="P1"><text:span text:style-name="T1"/></text:p>
          <text:p text:style-name="P1"><text:span text:style-name="T1"/></text:p>
        </draw:connector>
        <draw:connector draw:style-name="gr18" draw:text-style-name="P5" draw:layer="layout" draw:type="curve" svg:x1="14.201cm" svg:y1="8.602cm" svg:x2="15.004cm" svg:y2="8.602cm" draw:start-shape="id173" draw:start-glue-point="10" draw:end-shape="id174" draw:end-glue-point="6" svg:d="M14201 8602h803" svg:viewBox="0 0 804 1">
          <text:p text:style-name="P1"><text:span text:style-name="T1">n</text:span></text:p>
          <text:p text:style-name="P1"/>
        </draw:connector>
        <draw:connector draw:style-name="gr18" draw:text-style-name="P5" draw:layer="layout" draw:type="curve" svg:x1="16.401cm" svg:y1="8.602cm" svg:x2="17.204cm" svg:y2="8.602cm" draw:start-shape="id174" draw:start-glue-point="10" draw:end-shape="id175" draw:end-glue-point="6" svg:d="M16401 8602h803" svg:viewBox="0 0 804 1">
          <text:p text:style-name="P1"><text:span text:style-name="T1">n</text:span></text:p>
          <text:p text:style-name="P1"><text:span text:style-name="T1"/></text:p>
          <text:p text:style-name="P1"><text:span text:style-name="T1"/></text:p>
        </draw:connector>
        <draw:connector draw:style-name="gr18" draw:text-style-name="P5" draw:layer="layout" draw:type="curve" svg:x1="12.446cm" svg:y1="1.418cm" svg:x2="13.503cm" svg:y2="2.1cm" draw:end-shape="id170" draw:end-glue-point="4" svg:d="M12446 1418c0 135 1057-206 1057 682" svg:viewBox="0 0 1058 683">
          <text:p text:style-name="P1"><text:span text:style-name="T1">n</text:span></text:p>
        </draw:connector>
        <draw:connector draw:style-name="gr18" draw:text-style-name="P5" draw:layer="layout" draw:type="curve" svg:x1="17.903cm" svg:y1="9.103cm" svg:x2="18.838cm" svg:y2="9.885cm" draw:start-shape="id175" draw:start-glue-point="8" svg:d="M17903 9103c0 963 935 572 935 782" svg:viewBox="0 0 936 783">
          <text:p text:style-name="P1"><text:span text:style-name="T1">n</text:span></text:p>
        </draw:connector>
        <draw:line draw:style-name="gr12" draw:text-style-name="P5" draw:layer="layout" svg:x1="8.5cm" svg:y1="5.8cm" svg:x2="11.9cm" svg:y2="5.7cm">
          <text:p text:style-name="P1"><text:span text:style-name="T11">Correction</text:span></text:p>
          <text:p text:style-name="P1"/>
          <text:p text:style-name="P1"/>
        </draw:line>
      </draw:page>
      <draw:page draw:name="page14" draw:style-name="dp1" draw:master-page-name="Výchozí">
        <draw:custom-shape draw:style-name="gr28" draw:text-style-name="P11" draw:layer="layout" svg:width="0.7cm" svg:height="0.5cm" svg:x="4.6cm" svg:y="6.4cm">
          <text:p text:style-name="P1"><text:span text:style-name="T1">k-1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7cm" svg:height="0.5cm" svg:x="2.1cm" svg:y="6.4cm">
          <text:p text:style-name="P1"><text:span text:style-name="T1">63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7cm" svg:height="0.5cm" svg:x="2.2cm" svg:y="8.2cm">
          <text:p text:style-name="P1"><text:span text:style-name="T1">127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1.3cm" svg:height="0.5cm" svg:x="4.6cm" svg:y="8.2cm">
          <text:p text:style-name="P1"><text:span text:style-name="T1">64+k-1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1.3cm" svg:height="0.5cm" svg:x="4.6cm" svg:y="11.601cm">
          <text:p text:style-name="P1"><text:span text:style-name="T1">192+k-1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7cm" svg:height="0.5cm" svg:x="2.2cm" svg:y="11.6cm">
          <text:p text:style-name="P1"><text:span text:style-name="T1">255</text:span>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5.3cm" svg:height="0.9cm" svg:x="4.6cm" svg:y="6.9cm">
          <text:p text:style-name="P1"><text:span text:style-name="T1">LSBs of k-mer bases (from k</text:span><text:span text:style-name="T12">th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5.3cm" svg:height="0.9cm" svg:x="4.6cm" svg:y="8.7cm">
          <text:p text:style-name="P1"><text:span text:style-name="T1">MSBs of k-mer bases (from k</text:span><text:span text:style-name="T12">th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7cm" svg:height="0.5cm" svg:x="9.5cm" svg:y="6.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7cm" svg:height="0.5cm" svg:x="9.4cm" svg:y="8.2cm">
          <text:p text:style-name="P1"><text:span text:style-name="T1">64</text:span>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5.3cm" svg:height="0.9cm" svg:x="4.6cm" svg:y="10.301cm">
          <text:p text:style-name="P1"><text:span text:style-name="T1">LSBs of k-mer bases (from 1</text:span><text:span text:style-name="T12">st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5.3cm" svg:height="0.9cm" svg:x="4.6cm" svg:y="12.101cm">
          <text:p text:style-name="P1"><text:span text:style-name="T1">MSBs of k-mer bases (from 1</text:span><text:span text:style-name="T12">st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7cm" svg:height="0.5cm" svg:x="9.3cm" svg:y="9.801cm">
          <text:p text:style-name="P1"><text:span text:style-name="T1">128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7cm" svg:height="0.5cm" svg:x="9.3cm" svg:y="11.601cm">
          <text:p text:style-name="P1"><text:span text:style-name="T1">192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7cm" svg:height="0.5cm" svg:x="4.9cm" svg:y="9.801cm">
          <text:p text:style-name="P1"><text:span text:style-name="T1">128+k-1</text:span></text:p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2.3cm" svg:height="0.9cm" svg:x="2.3cm" svg:y="6.9cm">
          <text:p text:style-name="P1"><text:span text:style-name="T1">zeroes</text:span></text:p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2.3cm" svg:height="0.9cm" svg:x="2.3cm" svg:y="8.7cm">
          <text:p text:style-name="P1"><text:span text:style-name="T1">zeroes</text:span></text:p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2.3cm" svg:height="0.9cm" svg:x="2.3cm" svg:y="10.3cm">
          <text:p text:style-name="P1"><text:span text:style-name="T1">zeroes</text:span></text:p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2.3cm" svg:height="0.9cm" svg:x="2.3cm" svg:y="12.1cm">
          <text:p text:style-name="P1"><text:span text:style-name="T1">zeroes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7cm" svg:height="0.5cm" svg:x="2.2cm" svg:y="9.8cm">
          <text:p text:style-name="P1"><text:span text:style-name="T1">191</text:span></text:p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Výchozí">
        <draw:custom-shape draw:style-name="gr32" draw:text-style-name="P14" draw:layer="layout" svg:width="0.8cm" svg:height="0.8cm" svg:x="2cm" svg:y="2.6cm">
          <text:p text:style-name="P13"><text:span text:style-name="T13">T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8cm" svg:height="0.8cm" svg:x="2.8cm" svg:y="3.9cm">
          <text:p text:style-name="P15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0.8cm" svg:height="0.8cm" svg:x="3.6cm" svg:y="2.6cm">
          <text:p text:style-name="P13"><text:span text:style-name="T13">C</text:span>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0.8cm" svg:height="0.8cm" svg:x="4.4cm" svg:y="2.6cm">
          <text:p text:style-name="P13"><text:span text:style-name="T13">T</text:span>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0.8cm" svg:height="0.8cm" svg:x="5.2cm" svg:y="2.6cm">
          <text:p text:style-name="P13"><text:span text:style-name="T13">G</text:span>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0.8cm" svg:height="0.8cm" svg:x="6cm" svg:y="2.6cm">
          <text:p text:style-name="P13"><text:span text:style-name="T13">G</text:span>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0.8cm" svg:height="0.8cm" svg:x="6.8cm" svg:y="2.6cm">
          <text:p text:style-name="P13"><text:span text:style-name="T13">C</text:span>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0.8cm" svg:height="0.8cm" svg:x="7.6cm" svg:y="2.6cm">
          <text:p text:style-name="P13"><text:span text:style-name="T13">C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8cm" svg:height="0.8cm" svg:x="2cm" svg:y="3.9cm">
          <text:p text:style-name="P15"><text:span text:style-name="T14">T</text:span>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0.8cm" svg:height="0.8cm" svg:x="2.8cm" svg:y="2.6cm">
          <text:p text:style-name="P13"><text:span text:style-name="T13">A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8cm" svg:height="0.8cm" svg:x="3.6cm" svg:y="3.9cm">
          <text:p text:style-name="P15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8cm" svg:height="0.8cm" svg:x="3.6cm" svg:y="4.7cm">
          <text:p text:style-name="P15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8cm" svg:height="0.8cm" svg:x="2.8cm" svg:y="4.7cm">
          <text:p text:style-name="P15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8cm" svg:height="0.8cm" svg:x="4.4cm" svg:y="4.7cm">
          <text:p text:style-name="P15"><text:span text:style-name="T14">T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8cm" svg:height="0.8cm" svg:x="4.4cm" svg:y="5.5cm">
          <text:p text:style-name="P15"><text:span text:style-name="T14">T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8cm" svg:height="0.8cm" svg:x="3.6cm" svg:y="5.5cm">
          <text:p text:style-name="P15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8cm" svg:height="0.8cm" svg:x="5.2cm" svg:y="5.5cm">
          <text:p text:style-name="P15">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8cm" svg:height="0.8cm" svg:x="5.2cm" svg:y="6.3cm">
          <text:p text:style-name="P15">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8cm" svg:height="0.8cm" svg:x="4.4cm" svg:y="6.3cm">
          <text:p text:style-name="P15"><text:span text:style-name="T14">T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8cm" svg:height="0.8cm" svg:x="6cm" svg:y="6.3cm">
          <text:p text:style-name="P15">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8cm" svg:height="0.8cm" svg:x="6cm" svg:y="7.1cm">
          <text:p text:style-name="P15">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8cm" svg:height="0.8cm" svg:x="5.2cm" svg:y="7.1cm">
          <text:p text:style-name="P15">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8cm" svg:height="0.8cm" svg:x="6.8cm" svg:y="7.1cm">
          <text:p text:style-name="P15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8cm" svg:height="0.8cm" svg:x="6.8cm" svg:y="7.9cm">
          <text:p text:style-name="P15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8cm" svg:height="0.8cm" svg:x="6cm" svg:y="7.9cm">
          <text:p text:style-name="P15">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0.8cm" svg:height="0.8cm" svg:x="7.6cm" svg:y="7.9cm">
          <text:p text:style-name="P15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0.8cm" svg:height="0.8cm" svg:x="1.2cm" svg:y="3.9cm">
          <text:p text:style-name="P15"><text:span text:style-name="T14">k</text:span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0.8cm" svg:height="0.8cm" svg:x="1.2cm" svg:y="4.7cm">
          <text:p text:style-name="P15"><text:span text:style-name="T14">k</text:span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0.8cm" svg:height="0.8cm" svg:x="1.2cm" svg:y="5.5cm">
          <text:p text:style-name="P15"><text:span text:style-name="T14">k</text:span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0.8cm" svg:height="0.8cm" svg:x="1.2cm" svg:y="6.3cm">
          <text:p text:style-name="P15"><text:span text:style-name="T14">k</text:span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0.8cm" svg:height="0.8cm" svg:x="1.2cm" svg:y="7.1cm">
          <text:p text:style-name="P15"><text:span text:style-name="T14">k</text:span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0.8cm" svg:height="0.8cm" svg:x="1.2cm" svg:y="7.9cm">
          <text:p text:style-name="P15"><text:span text:style-name="T14">k</text:span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0.8cm" svg:height="0.8cm" svg:x="2cm" svg:y="1.7cm">
          <text:p text:style-name="P15"><text:span text:style-name="T14">b</text:span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0.8cm" svg:height="0.8cm" svg:x="2.8cm" svg:y="1.7cm">
          <text:p text:style-name="P15"><text:span text:style-name="T14">b</text:span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0.8cm" svg:height="0.8cm" svg:x="3.6cm" svg:y="1.7cm">
          <text:p text:style-name="P15"><text:span text:style-name="T14">b</text:span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0.8cm" svg:height="0.8cm" svg:x="4.4cm" svg:y="1.7cm">
          <text:p text:style-name="P15"><text:span text:style-name="T14">b</text:span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0.8cm" svg:height="0.8cm" svg:x="5.2cm" svg:y="1.7cm">
          <text:p text:style-name="P15"><text:span text:style-name="T14">b</text:span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0.8cm" svg:height="0.8cm" svg:x="6cm" svg:y="1.7cm">
          <text:p text:style-name="P15"><text:span text:style-name="T14">b</text:span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0.8cm" svg:height="0.8cm" svg:x="6.8cm" svg:y="1.7cm">
          <text:p text:style-name="P15"><text:span text:style-name="T14">b</text:span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0.8cm" svg:height="0.8cm" svg:x="7.6cm" svg:y="1.7cm">
          <text:p text:style-name="P15"><text:span text:style-name="T14">b</text:span><text:span text:style-name="T15">7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_5f_1" style:display-name="Výchoz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ýchozí_5f_1" style:display-name="Výchoz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13:27:51.956000000</meta:creation-date>
    <meta:generator>LibreOffice/5.1.5.2$Windows_x86 LibreOffice_project/7a864d8825610a8c07cfc3bc01dd4fce6a9447e5</meta:generator>
    <dc:date>2017-07-14T00:03:44.978000000</dc:date>
    <meta:editing-duration>PT5H40M42S</meta:editing-duration>
    <meta:editing-cycles>169</meta:editing-cycles>
    <meta:document-statistic meta:object-count="453"/>
  </office:meta>
</office:document-meta>
</file>